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4mm"/>
    </style:style>
    <style:style style:name="co2" style:family="table-column">
      <style:table-column-properties fo:break-before="auto" style:column-width="29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07mm"/>
    </style:style>
    <style:style style:name="co5" style:family="table-column">
      <style:table-column-properties fo:break-before="auto" style:column-width="22.1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91mm"/>
    </style:style>
    <style:style style:name="co8" style:family="table-column">
      <style:table-column-properties fo:break-before="auto" style:column-width="52.02mm"/>
    </style:style>
    <style:style style:name="co9" style:family="table-column">
      <style:table-column-properties fo:break-before="auto" style:column-width="45.12mm"/>
    </style:style>
    <style:style style:name="co10" style:family="table-column">
      <style:table-column-properties fo:break-before="auto" style:column-width="47.6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5c8526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color="#8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ackground-color="#555555" style:text-align-source="fix" style:repeat-content="false" fo:border="0.06pt solid #000000" style:vertical-align="middle"/>
      <style:paragraph-properties fo:text-align="center"/>
      <style:text-properties fo:color="#ffcc00" fo:font-weight="bold" style:font-weight-asian="bold" style:font-weight-complex="bold"/>
    </style:style>
    <style:style style:name="ce13" style:family="table-cell" style:parent-style-name="Default">
      <style:table-cell-properties fo:background-color="#96bf3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8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06pt solid #000000" fo:border-top="1.25pt solid #ff6600"/>
      <style:paragraph-properties fo:text-align="center" fo:margin-left="0mm"/>
    </style:style>
    <style:style style:name="ce23" style:family="table-cell" style:parent-style-name="Default">
      <style:table-cell-properties fo:border-bottom="1.25pt solid #ff66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1.25pt solid #ff6600"/>
      <style:paragraph-properties fo:text-align="center" fo:margin-left="0mm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none"/>
      <style:text-properties fo:font-size="7pt" style:font-size-asian="7pt" style:font-size-complex="7pt"/>
    </style:style>
    <style:style style:name="ce30" style:family="table-cell" style:parent-style-name="Default">
      <style:table-cell-properties fo:border-bottom="none" fo:border-left="none" fo:border-right="0.06pt solid #000000" fo:border-top="none"/>
      <style:text-properties fo:color="#800000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1.25pt solid #ff6600" fo:background-color="#ccffcc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 style:data-style-name="N37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1.25pt solid #ff660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-bottom="1.25pt solid #ff66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25pt solid #ff6600"/>
      <style:paragraph-properties fo:text-align="center" fo:margin-left="0mm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1.25pt solid #ff6600"/>
      <style:paragraph-properties fo:text-align="center" fo:margin-left="0mm"/>
    </style:style>
    <style:style style:name="ce4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 style:data-style-name="N0">
      <style:table-cell-properties fo:border-bottom="0.06pt solid #000000" fo:background-color="#99ccff" style:text-align-source="fix" style:repeat-content="false" fo:border-left="0.06pt solid #000000" fo:border-right="0.06pt solid #000000" fo:border-top="1.25pt solid #ff6600"/>
      <style:paragraph-properties fo:text-align="center" fo:margin-left="0mm"/>
    </style:style>
  </office:automatic-styles>
  <office:body>
    <office:spreadsheet>
      <table:table table:name="Conf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hemaBD</text:p>
          </table:table-cell>
        </table:table-row>
        <table:table-row table:style-name="ro1">
          <table:table-cell/>
          <table:table-cell table:style-name="ce2" office:value-type="string" calcext:value-type="string">
            <text:p>MYERP.</text:p>
          </table:table-cell>
        </table:table-row>
      </table:table>
      <table:table table:name="Data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1" table:default-cell-style-name="Default"/>
        <table:table-row table:style-name="ro2">
          <table:table-cell/>
          <table:table-cell table:style-name="ce5"/>
          <table:table-cell table:number-columns-repeated="1016"/>
        </table:table-row>
        <table:table-row table:style-name="ro2">
          <table:table-cell table:style-name="ce4" office:value-type="string" calcext:value-type="string">
            <text:p>--- ================================================================================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" table:formula="of:=&quot;--- &quot;&amp;[Data.C5]" office:value-type="string" office:string-value="--- compte_comptable" calcext:value-type="string">
            <text:p>--- compte_comptable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" office:value-type="string" calcext:value-type="string">
            <text:p>--- ================================================================================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12" office:value-type="string" calcext:value-type="string" table:number-columns-spanned="2" table:number-rows-spanned="1">
            <text:p>compte_comptable</text:p>
          </table:table-cell>
          <table:covered-table-cell table:style-name="ce24"/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13" office:value-type="string" calcext:value-type="string">
            <text:p>numero</text:p>
          </table:table-cell>
          <table:table-cell table:style-name="ce13" office:value-type="string" calcext:value-type="string">
            <text:p>libelle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float" office:value="401" calcext:value-type="float">
            <text:p>401</text:p>
          </table:table-cell>
          <table:table-cell table:style-name="ce25" office:value-type="string" calcext:value-type="string">
            <text:p>Fournisseurs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float" office:value="411" calcext:value-type="float">
            <text:p>411</text:p>
          </table:table-cell>
          <table:table-cell table:style-name="ce25" office:value-type="string" calcext:value-type="string">
            <text:p>Clients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float" office:value="4456" calcext:value-type="float">
            <text:p>4456</text:p>
          </table:table-cell>
          <table:table-cell table:style-name="ce25" office:value-type="string" calcext:value-type="string">
            <text:p>Taxes sur le chiffre d'affaires déductibles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float" office:value="4457" calcext:value-type="float">
            <text:p>4457</text:p>
          </table:table-cell>
          <table:table-cell table:style-name="ce25" office:value-type="string" calcext:value-type="string">
            <text:p>Taxes sur le chiffre d'affaires collectées par l'entreprise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float" office:value="512" calcext:value-type="float">
            <text:p>512</text:p>
          </table:table-cell>
          <table:table-cell table:style-name="ce25" office:value-type="string" calcext:value-type="string">
            <text:p>Banque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float" office:value="606" calcext:value-type="float">
            <text:p>606</text:p>
          </table:table-cell>
          <table:table-cell table:style-name="ce25" office:value-type="string" calcext:value-type="string">
            <text:p>Achats non stockés de matières et fournitures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float" office:value="706" calcext:value-type="float">
            <text:p>706</text:p>
          </table:table-cell>
          <table:table-cell table:style-name="ce25" office:value-type="string" calcext:value-type="string">
            <text:p>Prestations de services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6" table:formula="of:=[.C5]" office:value-type="string" office:string-value="compte_comptable" calcext:value-type="string" table:number-columns-spanned="4" table:number-rows-spanned="1">
            <text:p>compte_comptable</text:p>
          </table:table-cell>
          <table:covered-table-cell table:number-columns-repeated="2" table:style-name="ce14"/>
          <table:covered-table-cell table:style-name="ce27"/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7"/>
          <table:table-cell table:style-name="ce15" table:number-columns-repeated="2"/>
          <table:table-cell table:style-name="ce28"/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8"/>
          <table:table-cell table:style-name="ce16" table:formula="of:=[.C6]" office:value-type="string" office:string-value="numero" calcext:value-type="string">
            <text:p>numero</text:p>
          </table:table-cell>
          <table:table-cell table:style-name="ce16" table:formula="of:=[.D6]" office:value-type="string" office:string-value="libelle" calcext:value-type="string">
            <text:p>libelle</text:p>
          </table:table-cell>
          <table:table-cell table:style-name="ce28"/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9"/>
          <table:table-cell table:style-name="ce17" office:value-type="string" calcext:value-type="string">
            <text:p>CHAR(1)</text:p>
          </table:table-cell>
          <table:table-cell table:style-name="ce17" office:value-type="string" calcext:value-type="string">
            <text:p>VARCHAR</text:p>
          </table:table-cell>
          <table:table-cell table:style-name="ce29"/>
          <table:table-cell table:style-name="ce33" table:number-columns-repeated="1013"/>
        </table:table-row>
        <table:table-row table:style-name="ro2">
          <table:table-cell/>
          <table:table-cell table:style-name="ce10" table:formula="of:=&quot;INSERT INTO &quot;&amp;SchemaBD&amp;[.B15]&amp;&quot; (&quot;&amp;[.C17]&amp;&quot;, &quot;&amp;[.D17]&amp;&quot;) VALUES (&quot;" office:value-type="string" office:string-value="INSERT INTO MYERP.compte_comptable (numero, libelle) VALUES (" calcext:value-type="string">
            <text:p>INSERT INTO MYERP.compte_comptable (numero, libelle) VALUES (</text:p>
          </table:table-cell>
          <table:table-cell table:style-name="ce18" table:formula="of:=[.C7]&amp;&quot;,&quot;" office:value-type="string" office:string-value="401," calcext:value-type="string">
            <text:p>401,</text:p>
          </table:table-cell>
          <table:table-cell table:style-name="ce18" table:formula="of:=IF(ISBLANK([.D7]);&quot;null&quot;;&quot;'&quot;&amp;SUBSTITUTE([.D7];&quot;'&quot;;&quot;''&quot;)&amp;&quot;'&quot;)" office:value-type="string" office:string-value="'Fournisseurs'" calcext:value-type="string">
            <text:p>'Fournisseurs'</text:p>
          </table:table-cell>
          <table:table-cell table:style-name="ce30" office:value-type="string" calcext:value-type="string">
            <text:p>);</text:p>
          </table:table-cell>
          <table:table-cell table:number-columns-repeated="1013"/>
        </table:table-row>
        <table:table-row table:style-name="ro2">
          <table:table-cell/>
          <table:table-cell table:style-name="ce10" table:formula="of:=[.B19]" office:value-type="string" office:string-value="INSERT INTO MYERP.compte_comptable (numero, libelle) VALUES (" calcext:value-type="string">
            <text:p>INSERT INTO MYERP.compte_comptable (numero, libelle) VALUES (</text:p>
          </table:table-cell>
          <table:table-cell table:style-name="ce18" table:formula="of:=[.C8]&amp;&quot;,&quot;" office:value-type="string" office:string-value="411," calcext:value-type="string">
            <text:p>411,</text:p>
          </table:table-cell>
          <table:table-cell table:style-name="ce18" table:formula="of:=IF(ISBLANK([.D8]);&quot;null&quot;;&quot;'&quot;&amp;SUBSTITUTE([.D8];&quot;'&quot;;&quot;''&quot;)&amp;&quot;'&quot;)" office:value-type="string" office:string-value="'Clients'" calcext:value-type="string">
            <text:p>'Clients'</text:p>
          </table:table-cell>
          <table:table-cell table:style-name="ce30" table:formula="of:=[.E19]" office:value-type="string" office:string-value=");" calcext:value-type="string">
            <text:p>);</text:p>
          </table:table-cell>
          <table:table-cell table:number-columns-repeated="1013"/>
        </table:table-row>
        <table:table-row table:style-name="ro2">
          <table:table-cell/>
          <table:table-cell table:style-name="ce10" table:formula="of:=[.B20]" office:value-type="string" office:string-value="INSERT INTO MYERP.compte_comptable (numero, libelle) VALUES (" calcext:value-type="string">
            <text:p>INSERT INTO MYERP.compte_comptable (numero, libelle) VALUES (</text:p>
          </table:table-cell>
          <table:table-cell table:style-name="ce18" table:formula="of:=[.C9]&amp;&quot;,&quot;" office:value-type="string" office:string-value="4456," calcext:value-type="string">
            <text:p>4456,</text:p>
          </table:table-cell>
          <table:table-cell table:style-name="ce18" table:formula="of:=IF(ISBLANK([.D9]);&quot;null&quot;;&quot;'&quot;&amp;SUBSTITUTE([.D9];&quot;'&quot;;&quot;''&quot;)&amp;&quot;'&quot;)" office:value-type="string" office:string-value="'Taxes sur le chiffre d''affaires déductibles'" calcext:value-type="string">
            <text:p>'Taxes sur le chiffre d''affaires déductibles'</text:p>
          </table:table-cell>
          <table:table-cell table:style-name="ce30" table:formula="of:=[.E20]" office:value-type="string" office:string-value=");" calcext:value-type="string">
            <text:p>);</text:p>
          </table:table-cell>
          <table:table-cell table:number-columns-repeated="1013"/>
        </table:table-row>
        <table:table-row table:style-name="ro2">
          <table:table-cell/>
          <table:table-cell table:style-name="ce10" table:formula="of:=[.B21]" office:value-type="string" office:string-value="INSERT INTO MYERP.compte_comptable (numero, libelle) VALUES (" calcext:value-type="string">
            <text:p>INSERT INTO MYERP.compte_comptable (numero, libelle) VALUES (</text:p>
          </table:table-cell>
          <table:table-cell table:style-name="ce18" table:formula="of:=[.C10]&amp;&quot;,&quot;" office:value-type="string" office:string-value="4457," calcext:value-type="string">
            <text:p>4457,</text:p>
          </table:table-cell>
          <table:table-cell table:style-name="ce18" table:formula="of:=IF(ISBLANK([.D10]);&quot;null&quot;;&quot;'&quot;&amp;SUBSTITUTE([.D10];&quot;'&quot;;&quot;''&quot;)&amp;&quot;'&quot;)" office:value-type="string" office:string-value="'Taxes sur le chiffre d''affaires collectées par l''entreprise'" calcext:value-type="string">
            <text:p>'Taxes sur le chiffre d''affaires collectées par l''entreprise'</text:p>
          </table:table-cell>
          <table:table-cell table:style-name="ce30" table:formula="of:=[.E21]" office:value-type="string" office:string-value=");" calcext:value-type="string">
            <text:p>);</text:p>
          </table:table-cell>
          <table:table-cell table:number-columns-repeated="1013"/>
        </table:table-row>
        <table:table-row table:style-name="ro2">
          <table:table-cell/>
          <table:table-cell table:style-name="ce10" table:formula="of:=[.B22]" office:value-type="string" office:string-value="INSERT INTO MYERP.compte_comptable (numero, libelle) VALUES (" calcext:value-type="string">
            <text:p>INSERT INTO MYERP.compte_comptable (numero, libelle) VALUES (</text:p>
          </table:table-cell>
          <table:table-cell table:style-name="ce18" table:formula="of:=[.C11]&amp;&quot;,&quot;" office:value-type="string" office:string-value="512," calcext:value-type="string">
            <text:p>512,</text:p>
          </table:table-cell>
          <table:table-cell table:style-name="ce18" table:formula="of:=IF(ISBLANK([.D11]);&quot;null&quot;;&quot;'&quot;&amp;SUBSTITUTE([.D11];&quot;'&quot;;&quot;''&quot;)&amp;&quot;'&quot;)" office:value-type="string" office:string-value="'Banque'" calcext:value-type="string">
            <text:p>'Banque'</text:p>
          </table:table-cell>
          <table:table-cell table:style-name="ce30" table:formula="of:=[.E22]" office:value-type="string" office:string-value=");" calcext:value-type="string">
            <text:p>);</text:p>
          </table:table-cell>
          <table:table-cell table:number-columns-repeated="1013"/>
        </table:table-row>
        <table:table-row table:style-name="ro2">
          <table:table-cell/>
          <table:table-cell table:style-name="ce10" table:formula="of:=[.B23]" office:value-type="string" office:string-value="INSERT INTO MYERP.compte_comptable (numero, libelle) VALUES (" calcext:value-type="string">
            <text:p>INSERT INTO MYERP.compte_comptable (numero, libelle) VALUES (</text:p>
          </table:table-cell>
          <table:table-cell table:style-name="ce18" table:formula="of:=[.C12]&amp;&quot;,&quot;" office:value-type="string" office:string-value="606," calcext:value-type="string">
            <text:p>606,</text:p>
          </table:table-cell>
          <table:table-cell table:style-name="ce18" table:formula="of:=IF(ISBLANK([.D12]);&quot;null&quot;;&quot;'&quot;&amp;SUBSTITUTE([.D12];&quot;'&quot;;&quot;''&quot;)&amp;&quot;'&quot;)" office:value-type="string" office:string-value="'Achats non stockés de matières et fournitures'" calcext:value-type="string">
            <text:p>'Achats non stockés de matières et fournitures'</text:p>
          </table:table-cell>
          <table:table-cell table:style-name="ce30" table:formula="of:=[.E23]" office:value-type="string" office:string-value=");" calcext:value-type="string">
            <text:p>);</text:p>
          </table:table-cell>
          <table:table-cell table:number-columns-repeated="1013"/>
        </table:table-row>
        <table:table-row table:style-name="ro2">
          <table:table-cell/>
          <table:table-cell table:style-name="ce10" table:formula="of:=[.B24]" office:value-type="string" office:string-value="INSERT INTO MYERP.compte_comptable (numero, libelle) VALUES (" calcext:value-type="string">
            <text:p>INSERT INTO MYERP.compte_comptable (numero, libelle) VALUES (</text:p>
          </table:table-cell>
          <table:table-cell table:style-name="ce18" table:formula="of:=[.C13]&amp;&quot;,&quot;" office:value-type="string" office:string-value="706," calcext:value-type="string">
            <text:p>706,</text:p>
          </table:table-cell>
          <table:table-cell table:style-name="ce18" table:formula="of:=IF(ISBLANK([.D13]);&quot;null&quot;;&quot;'&quot;&amp;SUBSTITUTE([.D13];&quot;'&quot;;&quot;''&quot;)&amp;&quot;'&quot;)" office:value-type="string" office:string-value="'Prestations de services'" calcext:value-type="string">
            <text:p>'Prestations de services'</text:p>
          </table:table-cell>
          <table:table-cell table:style-name="ce30" table:formula="of:=[.E24]" office:value-type="string" office:string-value=");" calcext:value-type="string">
            <text:p>);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style-name="ce19" table:number-columns-repeated="2"/>
          <table:table-cell table:style-name="ce31"/>
          <table:table-cell table:number-columns-repeated="1013"/>
        </table:table-row>
        <table:table-row table:style-name="ro2" table:number-rows-repeated="4">
          <table:table-cell table:number-columns-repeated="1018"/>
        </table:table-row>
        <table:table-row table:style-name="ro2">
          <table:table-cell table:style-name="ce4" office:value-type="string" calcext:value-type="string">
            <text:p>--- ================================================================================</text:p>
          </table:table-cell>
          <table:table-cell table:number-columns-repeated="1017"/>
        </table:table-row>
        <table:table-row table:style-name="ro2">
          <table:table-cell table:style-name="ce4" table:formula="of:=&quot;--- &quot;&amp;[Data.C34]" office:value-type="string" office:string-value="--- journal_comptable" calcext:value-type="string">
            <text:p>--- journal_comptabl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- ================================================================================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12" office:value-type="string" calcext:value-type="string" table:number-columns-spanned="2" table:number-rows-spanned="1">
            <text:p>journal_comptable</text:p>
          </table:table-cell>
          <table:covered-table-cell table:style-name="ce24"/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libelle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Achat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Vente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string" calcext:value-type="string">
            <text:p>BQ</text:p>
          </table:table-cell>
          <table:table-cell table:style-name="ce2" office:value-type="string" calcext:value-type="string">
            <text:p>Banque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Opérations Diverses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6" table:formula="of:=[.C34]" office:value-type="string" office:string-value="journal_comptable" calcext:value-type="string" table:number-columns-spanned="4" table:number-rows-spanned="1">
            <text:p>journal_comptable</text:p>
          </table:table-cell>
          <table:covered-table-cell table:number-columns-repeated="2" table:style-name="ce14"/>
          <table:covered-table-cell table:style-name="ce27"/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7"/>
          <table:table-cell table:style-name="ce15" table:number-columns-repeated="2"/>
          <table:table-cell table:style-name="ce28"/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8"/>
          <table:table-cell table:style-name="ce16" table:formula="of:=[.C35]" office:value-type="string" office:string-value="code" calcext:value-type="string">
            <text:p>code</text:p>
          </table:table-cell>
          <table:table-cell table:style-name="ce16" table:formula="of:=[.D35]" office:value-type="string" office:string-value="libelle" calcext:value-type="string">
            <text:p>libelle</text:p>
          </table:table-cell>
          <table:table-cell table:style-name="ce28"/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9"/>
          <table:table-cell table:number-columns-repeated="2" table:style-name="ce17" office:value-type="string" calcext:value-type="string">
            <text:p>VARCHAR</text:p>
          </table:table-cell>
          <table:table-cell table:style-name="ce29"/>
          <table:table-cell table:style-name="ce33" table:number-columns-repeated="1013"/>
        </table:table-row>
        <table:table-row table:style-name="ro2">
          <table:table-cell/>
          <table:table-cell table:style-name="ce10" table:formula="of:=&quot;INSERT INTO &quot;&amp;SchemaBD&amp;[.B41]&amp;&quot; (&quot;&amp;[.C43]&amp;&quot;, &quot;&amp;[.D43]&amp;&quot;) VALUES (&quot;" office:value-type="string" office:string-value="INSERT INTO MYERP.journal_comptable (code, libelle) VALUES (" calcext:value-type="string">
            <text:p>INSERT INTO MYERP.journal_comptable (code, libelle) VALUES (</text:p>
          </table:table-cell>
          <table:table-cell table:style-name="ce18" table:formula="of:=&quot;'&quot;&amp;[.C36]&amp;&quot;',&quot;" office:value-type="string" office:string-value="'AC'," calcext:value-type="string">
            <text:p>'AC',</text:p>
          </table:table-cell>
          <table:table-cell table:style-name="ce18" table:formula="of:=IF(ISBLANK([.D36]);&quot;null&quot;;&quot;'&quot;&amp;SUBSTITUTE([.D36];&quot;'&quot;;&quot;''&quot;)&amp;&quot;'&quot;)" office:value-type="string" office:string-value="'Achat'" calcext:value-type="string">
            <text:p>'Achat'</text:p>
          </table:table-cell>
          <table:table-cell table:style-name="ce30" office:value-type="string" calcext:value-type="string">
            <text:p>);</text:p>
          </table:table-cell>
          <table:table-cell table:number-columns-repeated="1013"/>
        </table:table-row>
        <table:table-row table:style-name="ro2">
          <table:table-cell/>
          <table:table-cell table:style-name="ce10" table:formula="of:=[.B45]" office:value-type="string" office:string-value="INSERT INTO MYERP.journal_comptable (code, libelle) VALUES (" calcext:value-type="string">
            <text:p>INSERT INTO MYERP.journal_comptable (code, libelle) VALUES (</text:p>
          </table:table-cell>
          <table:table-cell table:style-name="ce18" table:formula="of:=&quot;'&quot;&amp;[.C37]&amp;&quot;',&quot;" office:value-type="string" office:string-value="'VE'," calcext:value-type="string">
            <text:p>'VE',</text:p>
          </table:table-cell>
          <table:table-cell table:style-name="ce18" table:formula="of:=IF(ISBLANK([.D37]);&quot;null&quot;;&quot;'&quot;&amp;SUBSTITUTE([.D37];&quot;'&quot;;&quot;''&quot;)&amp;&quot;'&quot;)" office:value-type="string" office:string-value="'Vente'" calcext:value-type="string">
            <text:p>'Vente'</text:p>
          </table:table-cell>
          <table:table-cell table:style-name="ce30" table:formula="of:=[.E45]" office:value-type="string" office:string-value=");" calcext:value-type="string">
            <text:p>);</text:p>
          </table:table-cell>
          <table:table-cell table:number-columns-repeated="1013"/>
        </table:table-row>
        <table:table-row table:style-name="ro2">
          <table:table-cell/>
          <table:table-cell table:style-name="ce10" table:formula="of:=[.B46]" office:value-type="string" office:string-value="INSERT INTO MYERP.journal_comptable (code, libelle) VALUES (" calcext:value-type="string">
            <text:p>INSERT INTO MYERP.journal_comptable (code, libelle) VALUES (</text:p>
          </table:table-cell>
          <table:table-cell table:style-name="ce18" table:formula="of:=&quot;'&quot;&amp;[.C38]&amp;&quot;',&quot;" office:value-type="string" office:string-value="'BQ'," calcext:value-type="string">
            <text:p>'BQ',</text:p>
          </table:table-cell>
          <table:table-cell table:style-name="ce18" table:formula="of:=IF(ISBLANK([.D38]);&quot;null&quot;;&quot;'&quot;&amp;SUBSTITUTE([.D38];&quot;'&quot;;&quot;''&quot;)&amp;&quot;'&quot;)" office:value-type="string" office:string-value="'Banque'" calcext:value-type="string">
            <text:p>'Banque'</text:p>
          </table:table-cell>
          <table:table-cell table:style-name="ce30" table:formula="of:=[.E46]" office:value-type="string" office:string-value=");" calcext:value-type="string">
            <text:p>);</text:p>
          </table:table-cell>
          <table:table-cell table:number-columns-repeated="1013"/>
        </table:table-row>
        <table:table-row table:style-name="ro2">
          <table:table-cell/>
          <table:table-cell table:style-name="ce10" table:formula="of:=[.B47]" office:value-type="string" office:string-value="INSERT INTO MYERP.journal_comptable (code, libelle) VALUES (" calcext:value-type="string">
            <text:p>INSERT INTO MYERP.journal_comptable (code, libelle) VALUES (</text:p>
          </table:table-cell>
          <table:table-cell table:style-name="ce18" table:formula="of:=&quot;'&quot;&amp;[.C39]&amp;&quot;',&quot;" office:value-type="string" office:string-value="'OD'," calcext:value-type="string">
            <text:p>'OD',</text:p>
          </table:table-cell>
          <table:table-cell table:style-name="ce18" table:formula="of:=IF(ISBLANK([.D39]);&quot;null&quot;;&quot;'&quot;&amp;SUBSTITUTE([.D39];&quot;'&quot;;&quot;''&quot;)&amp;&quot;'&quot;)" office:value-type="string" office:string-value="'Opérations Diverses'" calcext:value-type="string">
            <text:p>'Opérations Diverses'</text:p>
          </table:table-cell>
          <table:table-cell table:style-name="ce30" table:formula="of:=[.E47]" office:value-type="string" office:string-value=");" calcext:value-type="string">
            <text:p>);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style-name="ce19" table:number-columns-repeated="2"/>
          <table:table-cell table:style-name="ce31"/>
          <table:table-cell table:number-columns-repeated="1013"/>
        </table:table-row>
        <table:table-row table:style-name="ro2" table:number-rows-repeated="4">
          <table:table-cell table:number-columns-repeated="1018"/>
        </table:table-row>
        <table:table-row table:style-name="ro2">
          <table:table-cell table:style-name="ce4" office:value-type="string" calcext:value-type="string">
            <text:p>--- ================================================================================</text:p>
          </table:table-cell>
          <table:table-cell table:number-columns-repeated="1017"/>
        </table:table-row>
        <table:table-row table:style-name="ro2">
          <table:table-cell table:style-name="ce4" table:formula="of:=&quot;--- &quot;&amp;[Data.C57]" office:value-type="string" office:string-value="--- sequence_ecriture_comptable" calcext:value-type="string">
            <text:p>--- sequence_ecriture_comptabl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- ================================================================================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12" office:value-type="string" calcext:value-type="string" table:number-columns-spanned="3" table:number-rows-spanned="1">
            <text:p>sequence_ecriture_comptable</text:p>
          </table:table-cell>
          <table:covered-table-cell table:style-name="ce12"/>
          <table:covered-table-cell/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13" office:value-type="string" calcext:value-type="string">
            <text:p>journal_code</text:p>
          </table:table-cell>
          <table:table-cell table:style-name="ce13" office:value-type="string" calcext:value-type="string">
            <text:p>annee</text:p>
          </table:table-cell>
          <table:table-cell table:style-name="ce13" office:value-type="string" calcext:value-type="string">
            <text:p>derniere_valeur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0" table:formula="of:=[.C36]" office:value-type="string" office:string-value="AC" calcext:value-type="string">
            <text:p>AC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0" table:formula="of:=[.C37]" office:value-type="string" office:string-value="VE" calcext:value-type="string">
            <text:p>V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0" table:formula="of:=[.C38]" office:value-type="string" office:string-value="BQ" calcext:value-type="string">
            <text:p>BQ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0" table:formula="of:=[.C39]" office:value-type="string" office:string-value="OD" calcext:value-type="string">
            <text:p>OD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6" table:formula="of:=[.C57]" office:value-type="string" office:string-value="sequence_ecriture_comptable" calcext:value-type="string" table:number-columns-spanned="5" table:number-rows-spanned="1">
            <text:p>sequence_ecriture_comptable</text:p>
          </table:table-cell>
          <table:covered-table-cell table:number-columns-repeated="3" table:style-name="ce14"/>
          <table:covered-table-cell table:style-name="ce27"/>
          <table:table-cell table:number-columns-repeated="1012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7"/>
          <table:table-cell table:style-name="ce15" table:number-columns-repeated="3"/>
          <table:table-cell table:style-name="ce28"/>
          <table:table-cell table:number-columns-repeated="1012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8"/>
          <table:table-cell table:style-name="ce16" table:formula="of:=[.C58]" office:value-type="string" office:string-value="journal_code" calcext:value-type="string">
            <text:p>journal_code</text:p>
          </table:table-cell>
          <table:table-cell table:style-name="ce16" table:formula="of:=[.D58]" office:value-type="string" office:string-value="annee" calcext:value-type="string">
            <text:p>annee</text:p>
          </table:table-cell>
          <table:table-cell table:style-name="ce16" table:formula="of:=[.E58]" office:value-type="string" office:string-value="derniere_valeur" calcext:value-type="string">
            <text:p>derniere_valeur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9"/>
          <table:table-cell table:style-name="ce17" office:value-type="string" calcext:value-type="string">
            <text:p>VARCHAR</text:p>
          </table:table-cell>
          <table:table-cell table:number-columns-repeated="2" table:style-name="ce17" office:value-type="string" calcext:value-type="string">
            <text:p>INTEGER</text:p>
          </table:table-cell>
          <table:table-cell table:style-name="ce29"/>
          <table:table-cell table:style-name="ce33"/>
          <table:table-cell table:number-columns-repeated="1011"/>
        </table:table-row>
        <table:table-row table:style-name="ro2">
          <table:table-cell/>
          <table:table-cell table:style-name="ce10" table:formula="of:=&quot;INSERT INTO &quot;&amp;SchemaBD&amp;[.B64]&amp;&quot; (&quot;&amp;[.C66]&amp;&quot;, &quot;&amp;[.D66]&amp;&quot;, &quot;&amp;[.E66]&amp;&quot;) values (&quot;" office:value-type="string" office:string-value="INSERT INTO MYERP.sequence_ecriture_comptable (journal_code, annee, derniere_valeur) values (" calcext:value-type="string">
            <text:p>INSERT INTO MYERP.sequence_ecriture_comptable (journal_code, annee, derniere_valeur) values (</text:p>
          </table:table-cell>
          <table:table-cell table:style-name="ce18" table:formula="of:=IF(ISBLANK([.C59]);&quot;null&quot;;&quot;'&quot;&amp;SUBSTITUTE([.C59];&quot;'&quot;;&quot;''&quot;)&amp;&quot;'&quot;)&amp;&quot;,&quot;" office:value-type="string" office:string-value="'AC'," calcext:value-type="string">
            <text:p>'AC',</text:p>
          </table:table-cell>
          <table:table-cell table:style-name="ce18" table:formula="of:=[.D59]&amp;&quot;,&quot;" office:value-type="string" office:string-value="2016," calcext:value-type="string">
            <text:p>2016,</text:p>
          </table:table-cell>
          <table:table-cell table:style-name="ce18" table:formula="of:=[.E59]" office:value-type="float" office:value="40" calcext:value-type="float">
            <text:p>40</text:p>
          </table:table-cell>
          <table:table-cell table:style-name="ce30" office:value-type="string" calcext:value-type="string">
            <text:p>);</text:p>
          </table:table-cell>
          <table:table-cell table:number-columns-repeated="1012"/>
        </table:table-row>
        <table:table-row table:style-name="ro2">
          <table:table-cell/>
          <table:table-cell table:style-name="ce10" table:formula="of:=[.B68]" office:value-type="string" office:string-value="INSERT INTO MYERP.sequence_ecriture_comptable (journal_code, annee, derniere_valeur) values (" calcext:value-type="string">
            <text:p>INSERT INTO MYERP.sequence_ecriture_comptable (journal_code, annee, derniere_valeur) values (</text:p>
          </table:table-cell>
          <table:table-cell table:style-name="ce18" table:formula="of:=IF(ISBLANK([.C60]);&quot;null&quot;;&quot;'&quot;&amp;SUBSTITUTE([.C60];&quot;'&quot;;&quot;''&quot;)&amp;&quot;'&quot;)&amp;&quot;,&quot;" office:value-type="string" office:string-value="'VE'," calcext:value-type="string">
            <text:p>'VE',</text:p>
          </table:table-cell>
          <table:table-cell table:style-name="ce18" table:formula="of:=[.D60]&amp;&quot;,&quot;" office:value-type="string" office:string-value="2016," calcext:value-type="string">
            <text:p>2016,</text:p>
          </table:table-cell>
          <table:table-cell table:style-name="ce18" table:formula="of:=[.E60]" office:value-type="float" office:value="41" calcext:value-type="float">
            <text:p>41</text:p>
          </table:table-cell>
          <table:table-cell table:style-name="ce30" table:formula="of:=[.F68]" office:value-type="string" office:string-value=");" calcext:value-type="string">
            <text:p>);</text:p>
          </table:table-cell>
          <table:table-cell table:number-columns-repeated="1012"/>
        </table:table-row>
        <table:table-row table:style-name="ro2">
          <table:table-cell/>
          <table:table-cell table:style-name="ce10" table:formula="of:=[.B69]" office:value-type="string" office:string-value="INSERT INTO MYERP.sequence_ecriture_comptable (journal_code, annee, derniere_valeur) values (" calcext:value-type="string">
            <text:p>INSERT INTO MYERP.sequence_ecriture_comptable (journal_code, annee, derniere_valeur) values (</text:p>
          </table:table-cell>
          <table:table-cell table:style-name="ce18" table:formula="of:=IF(ISBLANK([.C61]);&quot;null&quot;;&quot;'&quot;&amp;SUBSTITUTE([.C61];&quot;'&quot;;&quot;''&quot;)&amp;&quot;'&quot;)&amp;&quot;,&quot;" office:value-type="string" office:string-value="'BQ'," calcext:value-type="string">
            <text:p>'BQ',</text:p>
          </table:table-cell>
          <table:table-cell table:style-name="ce18" table:formula="of:=[.D61]&amp;&quot;,&quot;" office:value-type="string" office:string-value="2016," calcext:value-type="string">
            <text:p>2016,</text:p>
          </table:table-cell>
          <table:table-cell table:style-name="ce18" table:formula="of:=[.E61]" office:value-type="float" office:value="51" calcext:value-type="float">
            <text:p>51</text:p>
          </table:table-cell>
          <table:table-cell table:style-name="ce30" table:formula="of:=[.F69]" office:value-type="string" office:string-value=");" calcext:value-type="string">
            <text:p>);</text:p>
          </table:table-cell>
          <table:table-cell table:number-columns-repeated="1012"/>
        </table:table-row>
        <table:table-row table:style-name="ro2">
          <table:table-cell/>
          <table:table-cell table:style-name="ce10" table:formula="of:=[.B70]" office:value-type="string" office:string-value="INSERT INTO MYERP.sequence_ecriture_comptable (journal_code, annee, derniere_valeur) values (" calcext:value-type="string">
            <text:p>INSERT INTO MYERP.sequence_ecriture_comptable (journal_code, annee, derniere_valeur) values (</text:p>
          </table:table-cell>
          <table:table-cell table:style-name="ce18" table:formula="of:=IF(ISBLANK([.C62]);&quot;null&quot;;&quot;'&quot;&amp;SUBSTITUTE([.C62];&quot;'&quot;;&quot;''&quot;)&amp;&quot;'&quot;)&amp;&quot;,&quot;" office:value-type="string" office:string-value="'OD'," calcext:value-type="string">
            <text:p>'OD',</text:p>
          </table:table-cell>
          <table:table-cell table:style-name="ce18" table:formula="of:=[.D62]&amp;&quot;,&quot;" office:value-type="string" office:string-value="2016," calcext:value-type="string">
            <text:p>2016,</text:p>
          </table:table-cell>
          <table:table-cell table:style-name="ce18" table:formula="of:=[.E62]" office:value-type="float" office:value="88" calcext:value-type="float">
            <text:p>88</text:p>
          </table:table-cell>
          <table:table-cell table:style-name="ce30" table:formula="of:=[.F70]" office:value-type="string" office:string-value=");" calcext:value-type="string">
            <text:p>);</text:p>
          </table:table-cell>
          <table:table-cell table:number-columns-repeated="1012"/>
        </table:table-row>
        <table:table-row table:style-name="ro2">
          <table:table-cell/>
          <table:table-cell table:style-name="ce11"/>
          <table:table-cell table:style-name="ce19" table:number-columns-repeated="3"/>
          <table:table-cell table:style-name="ce31"/>
          <table:table-cell table:number-columns-repeated="1012"/>
        </table:table-row>
        <table:table-row table:style-name="ro2" table:number-rows-repeated="4">
          <table:table-cell table:number-columns-repeated="1018"/>
        </table:table-row>
        <table:table-row table:style-name="ro2">
          <table:table-cell table:style-name="ce4" office:value-type="string" calcext:value-type="string">
            <text:p>--- ================================================================================</text:p>
          </table:table-cell>
          <table:table-cell table:number-columns-repeated="1017"/>
        </table:table-row>
        <table:table-row table:style-name="ro2">
          <table:table-cell table:style-name="ce4" table:formula="of:=&quot;--- &quot;&amp;[Data.C80]" office:value-type="string" office:string-value="--- ecriture_comptable" calcext:value-type="string">
            <text:p>--- ecriture_comptabl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- ================================================================================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12" office:value-type="string" calcext:value-type="string" table:number-columns-spanned="5" table:number-rows-spanned="1">
            <text:p>ecriture_comptable</text:p>
          </table:table-cell>
          <table:covered-table-cell table:number-columns-repeated="3" table:style-name="ce12"/>
          <table:covered-table-cell/>
          <table:table-cell table:number-columns-repeated="1011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journal_code</text:p>
          </table:table-cell>
          <table:table-cell table:style-name="ce13" office:value-type="string" calcext:value-type="string">
            <text:p>reference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libelle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table:style-name="ce20" table:formula="of:=[.C36]" office:value-type="string" office:string-value="AC" calcext:value-type="string">
            <text:p>AC</text:p>
          </table:table-cell>
          <table:table-cell table:style-name="ce21" table:formula="of:=[.D82]&amp;&quot;-&quot;&amp;YEAR([.F82])&amp;&quot;/&quot;&amp;TEXT(-[.C82];&quot;00000&quot;)" office:value-type="string" office:string-value="AC-2016/00001" calcext:value-type="string">
            <text:p>AC-2016/00001</text:p>
          </table:table-cell>
          <table:table-cell table:style-name="ce34" office:value-type="date" office:date-value="2016-12-31" calcext:value-type="date">
            <text:p>31/12/16</text:p>
          </table:table-cell>
          <table:table-cell table:style-name="ce2" office:value-type="string" calcext:value-type="string">
            <text:p>Cartouches d’imprimante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1" table:formula="of:=[.C82]-1" office:value-type="float" office:value="-2" calcext:value-type="float">
            <text:p>-2</text:p>
          </table:table-cell>
          <table:table-cell table:style-name="ce20" table:formula="of:=[.C37]" office:value-type="string" office:string-value="VE" calcext:value-type="string">
            <text:p>VE</text:p>
          </table:table-cell>
          <table:table-cell table:style-name="ce21" table:formula="of:=[.D83]&amp;&quot;-&quot;&amp;YEAR([.F83])&amp;&quot;/&quot;&amp;TEXT(-[.C83];&quot;00000&quot;)" office:value-type="string" office:string-value="VE-2016/00002" calcext:value-type="string">
            <text:p>VE-2016/00002</text:p>
          </table:table-cell>
          <table:table-cell table:style-name="ce35" table:formula="of:=[.F82]-1" office:value-type="date" office:date-value="2016-12-30" calcext:value-type="date">
            <text:p>30/12/16</text:p>
          </table:table-cell>
          <table:table-cell table:style-name="ce2" office:value-type="string" calcext:value-type="string">
            <text:p>TMA Appli Xxx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1" table:formula="of:=[.C83]-1" office:value-type="float" office:value="-3" calcext:value-type="float">
            <text:p>-3</text:p>
          </table:table-cell>
          <table:table-cell table:style-name="ce20" table:formula="of:=[.C38]" office:value-type="string" office:string-value="BQ" calcext:value-type="string">
            <text:p>BQ</text:p>
          </table:table-cell>
          <table:table-cell table:style-name="ce21" table:formula="of:=[.D84]&amp;&quot;-&quot;&amp;YEAR([.F84])&amp;&quot;/&quot;&amp;TEXT(-[.C84];&quot;00000&quot;)" office:value-type="string" office:string-value="BQ-2016/00003" calcext:value-type="string">
            <text:p>BQ-2016/00003</text:p>
          </table:table-cell>
          <table:table-cell table:style-name="ce35" table:formula="of:=[.F83]-1" office:value-type="date" office:date-value="2016-12-29" calcext:value-type="date">
            <text:p>29/12/16</text:p>
          </table:table-cell>
          <table:table-cell table:style-name="ce38" table:formula="of:=&quot;Paiement &quot;&amp;[.F109]" office:value-type="string" office:string-value="Paiement Facture F110001" calcext:value-type="string">
            <text:p>Paiement Facture F110001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1" table:formula="of:=[.C84]-1" office:value-type="float" office:value="-4" calcext:value-type="float">
            <text:p>-4</text:p>
          </table:table-cell>
          <table:table-cell table:style-name="ce20" table:formula="of:=[.C37]" office:value-type="string" office:string-value="VE" calcext:value-type="string">
            <text:p>VE</text:p>
          </table:table-cell>
          <table:table-cell table:style-name="ce21" table:formula="of:=[.D85]&amp;&quot;-&quot;&amp;YEAR([.F85])&amp;&quot;/&quot;&amp;TEXT(-[.C85];&quot;00000&quot;)" office:value-type="string" office:string-value="VE-2016/00004" calcext:value-type="string">
            <text:p>VE-2016/00004</text:p>
          </table:table-cell>
          <table:table-cell table:style-name="ce35" table:formula="of:=[.F84]-1" office:value-type="date" office:date-value="2016-12-28" calcext:value-type="date">
            <text:p>28/12/16</text:p>
          </table:table-cell>
          <table:table-cell table:style-name="ce2" office:value-type="string" calcext:value-type="string">
            <text:p>TMA Appli Yyy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1" table:formula="of:=[.C85]-1" office:value-type="float" office:value="-5" calcext:value-type="float">
            <text:p>-5</text:p>
          </table:table-cell>
          <table:table-cell table:style-name="ce20" table:formula="of:=[.C38]" office:value-type="string" office:string-value="BQ" calcext:value-type="string">
            <text:p>BQ</text:p>
          </table:table-cell>
          <table:table-cell table:style-name="ce21" table:formula="of:=[.D86]&amp;&quot;-&quot;&amp;YEAR([.F86])&amp;&quot;/&quot;&amp;TEXT(-[.C86];&quot;00000&quot;)" office:value-type="string" office:string-value="BQ-2016/00005" calcext:value-type="string">
            <text:p>BQ-2016/00005</text:p>
          </table:table-cell>
          <table:table-cell table:style-name="ce35" table:formula="of:=[.F85]-1" office:value-type="date" office:date-value="2016-12-27" calcext:value-type="date">
            <text:p>27/12/16</text:p>
          </table:table-cell>
          <table:table-cell table:style-name="ce38" table:formula="of:=&quot;Paiement &quot;&amp;[.F110]" office:value-type="string" office:string-value="Paiement Facture C110002" calcext:value-type="string">
            <text:p>Paiement Facture C11000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6" table:formula="of:=[.C80]" office:value-type="string" office:string-value="ecriture_comptable" calcext:value-type="string" table:number-columns-spanned="7" table:number-rows-spanned="1">
            <text:p>ecriture_comptable</text:p>
          </table:table-cell>
          <table:covered-table-cell table:number-columns-repeated="5" table:style-name="ce14"/>
          <table:covered-table-cell table:style-name="ce27"/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7"/>
          <table:table-cell table:style-name="ce15" table:number-columns-repeated="5"/>
          <table:table-cell table:style-name="ce28"/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8"/>
          <table:table-cell table:style-name="ce16" table:formula="of:=[.C81]" office:value-type="string" office:string-value="id" calcext:value-type="string">
            <text:p>id</text:p>
          </table:table-cell>
          <table:table-cell table:style-name="ce16" table:formula="of:=[.D81]" office:value-type="string" office:string-value="journal_code" calcext:value-type="string">
            <text:p>journal_code</text:p>
          </table:table-cell>
          <table:table-cell table:style-name="ce16" table:formula="of:=[.E81]" office:value-type="string" office:string-value="reference" calcext:value-type="string">
            <text:p>reference</text:p>
          </table:table-cell>
          <table:table-cell table:style-name="ce16" table:formula="of:=[.F81]" office:value-type="string" office:string-value="date" calcext:value-type="string">
            <text:p>date</text:p>
          </table:table-cell>
          <table:table-cell table:style-name="ce16" table:formula="of:=[.G81]" office:value-type="string" office:string-value="libelle" calcext:value-type="string">
            <text:p>libelle</text:p>
          </table:table-cell>
          <table:table-cell table:style-name="ce28"/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9"/>
          <table:table-cell table:style-name="ce17" office:value-type="string" calcext:value-type="string">
            <text:p>INTEGER</text:p>
          </table:table-cell>
          <table:table-cell table:number-columns-repeated="2" table:style-name="ce17" office:value-type="string" calcext:value-type="string">
            <text:p>VARCHAR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VARCHAR</text:p>
          </table:table-cell>
          <table:table-cell table:style-name="ce29"/>
          <table:table-cell table:style-name="ce33"/>
          <table:table-cell table:number-columns-repeated="1009"/>
        </table:table-row>
        <table:table-row table:style-name="ro2">
          <table:table-cell/>
          <table:table-cell table:style-name="ce10" table:formula="of:=&quot;INSERT INTO &quot;&amp;SchemaBD&amp;[.B88]&amp;&quot; (&quot;&amp;[.C90]&amp;&quot;,&quot;&amp;[.D90]&amp;&quot;,&quot;&amp;[.E90]&amp;&quot;,&quot;&amp;[.F90]&amp;&quot;,&quot;&amp;[.G90]&amp;&quot;) VALUES (&quot;" office:value-type="string" office:string-value="INSERT INTO MYERP.ecriture_comptable (id,journal_code,reference,date,libelle) VALUES (" calcext:value-type="string">
            <text:p>INSERT INTO MYERP.ecriture_comptable (id,journal_code,reference,date,libelle) VALUES (</text:p>
          </table:table-cell>
          <table:table-cell table:style-name="ce18" table:formula="of:=[.C82]&amp;&quot;,&quot;" office:value-type="string" office:string-value="-1," calcext:value-type="string">
            <text:p>-1,</text:p>
          </table:table-cell>
          <table:table-cell table:style-name="ce18" table:formula="of:=IF(ISBLANK([.D82]);&quot;null&quot;;&quot;'&quot;&amp;SUBSTITUTE([.D82];&quot;'&quot;;&quot;''&quot;)&amp;&quot;'&quot;)&amp;&quot;,&quot;" office:value-type="string" office:string-value="'AC'," calcext:value-type="string">
            <text:p>'AC',</text:p>
          </table:table-cell>
          <table:table-cell table:style-name="ce18" table:formula="of:=IF(ISBLANK([.E82]);&quot;null&quot;;&quot;'&quot;&amp;SUBSTITUTE([.E82];&quot;'&quot;;&quot;''&quot;)&amp;&quot;'&quot;)&amp;&quot;,&quot;" office:value-type="string" office:string-value="'AC-2016/00001'," calcext:value-type="string">
            <text:p>'AC-2016/00001',</text:p>
          </table:table-cell>
          <table:table-cell table:style-name="ce18" table:formula="of:=IF(ISBLANK([.F82]);&quot;null&quot;;&quot;'&quot;&amp;YEAR([.F82])&amp;&quot;-&quot;&amp;TEXT(MONTH([.F82]);&quot;00&quot;)&amp;&quot;-&quot;&amp;TEXT(DAY([.F82]);&quot;00&quot;)&amp;&quot;'&quot;)&amp;&quot;,&quot;" office:value-type="string" office:string-value="'2016-12-31'," calcext:value-type="string">
            <text:p>'2016-12-31',</text:p>
          </table:table-cell>
          <table:table-cell table:style-name="ce18" table:formula="of:=IF(ISBLANK([.G82]);&quot;null&quot;;&quot;'&quot;&amp;SUBSTITUTE([.G82];&quot;'&quot;;&quot;''&quot;)&amp;&quot;'&quot;)" office:value-type="string" office:string-value="'Cartouches d’imprimante'" calcext:value-type="string">
            <text:p>'Cartouches d’imprimante'</text:p>
          </table:table-cell>
          <table:table-cell table:style-name="ce30" office:value-type="string" calcext:value-type="string">
            <text:p>);</text:p>
          </table:table-cell>
          <table:table-cell table:number-columns-repeated="1010"/>
        </table:table-row>
        <table:table-row table:style-name="ro2">
          <table:table-cell/>
          <table:table-cell table:style-name="ce10" table:formula="of:=[.B92]" office:value-type="string" office:string-value="INSERT INTO MYERP.ecriture_comptable (id,journal_code,reference,date,libelle) VALUES (" calcext:value-type="string">
            <text:p>INSERT INTO MYERP.ecriture_comptable (id,journal_code,reference,date,libelle) VALUES (</text:p>
          </table:table-cell>
          <table:table-cell table:style-name="ce18" table:formula="of:=[.C83]&amp;&quot;,&quot;" office:value-type="string" office:string-value="-2," calcext:value-type="string">
            <text:p>-2,</text:p>
          </table:table-cell>
          <table:table-cell table:style-name="ce18" table:formula="of:=IF(ISBLANK([.D83]);&quot;null&quot;;&quot;'&quot;&amp;SUBSTITUTE([.D83];&quot;'&quot;;&quot;''&quot;)&amp;&quot;'&quot;)&amp;&quot;,&quot;" office:value-type="string" office:string-value="'VE'," calcext:value-type="string">
            <text:p>'VE',</text:p>
          </table:table-cell>
          <table:table-cell table:style-name="ce18" table:formula="of:=IF(ISBLANK([.E83]);&quot;null&quot;;&quot;'&quot;&amp;SUBSTITUTE([.E83];&quot;'&quot;;&quot;''&quot;)&amp;&quot;'&quot;)&amp;&quot;,&quot;" office:value-type="string" office:string-value="'VE-2016/00002'," calcext:value-type="string">
            <text:p>'VE-2016/00002',</text:p>
          </table:table-cell>
          <table:table-cell table:style-name="ce18" table:formula="of:=IF(ISBLANK([.F83]);&quot;null&quot;;&quot;'&quot;&amp;YEAR([.F83])&amp;&quot;-&quot;&amp;TEXT(MONTH([.F83]);&quot;00&quot;)&amp;&quot;-&quot;&amp;TEXT(DAY([.F83]);&quot;00&quot;)&amp;&quot;'&quot;)&amp;&quot;,&quot;" office:value-type="string" office:string-value="'2016-12-30'," calcext:value-type="string">
            <text:p>'2016-12-30',</text:p>
          </table:table-cell>
          <table:table-cell table:style-name="ce18" table:formula="of:=&quot;'&quot;&amp;[.G83]&amp;&quot;'&quot;" office:value-type="string" office:string-value="'TMA Appli Xxx'" calcext:value-type="string">
            <text:p>'TMA Appli Xxx'</text:p>
          </table:table-cell>
          <table:table-cell table:style-name="ce30" table:formula="of:=[.H92]" office:value-type="string" office:string-value=");" calcext:value-type="string">
            <text:p>);</text:p>
          </table:table-cell>
          <table:table-cell table:number-columns-repeated="1010"/>
        </table:table-row>
        <table:table-row table:style-name="ro2">
          <table:table-cell/>
          <table:table-cell table:style-name="ce10" table:formula="of:=[.B93]" office:value-type="string" office:string-value="INSERT INTO MYERP.ecriture_comptable (id,journal_code,reference,date,libelle) VALUES (" calcext:value-type="string">
            <text:p>INSERT INTO MYERP.ecriture_comptable (id,journal_code,reference,date,libelle) VALUES (</text:p>
          </table:table-cell>
          <table:table-cell table:style-name="ce18" table:formula="of:=[.C84]&amp;&quot;,&quot;" office:value-type="string" office:string-value="-3," calcext:value-type="string">
            <text:p>-3,</text:p>
          </table:table-cell>
          <table:table-cell table:style-name="ce18" table:formula="of:=IF(ISBLANK([.D84]);&quot;null&quot;;&quot;'&quot;&amp;SUBSTITUTE([.D84];&quot;'&quot;;&quot;''&quot;)&amp;&quot;'&quot;)&amp;&quot;,&quot;" office:value-type="string" office:string-value="'BQ'," calcext:value-type="string">
            <text:p>'BQ',</text:p>
          </table:table-cell>
          <table:table-cell table:style-name="ce18" table:formula="of:=IF(ISBLANK([.E84]);&quot;null&quot;;&quot;'&quot;&amp;SUBSTITUTE([.E84];&quot;'&quot;;&quot;''&quot;)&amp;&quot;'&quot;)&amp;&quot;,&quot;" office:value-type="string" office:string-value="'BQ-2016/00003'," calcext:value-type="string">
            <text:p>'BQ-2016/00003',</text:p>
          </table:table-cell>
          <table:table-cell table:style-name="ce18" table:formula="of:=IF(ISBLANK([.F84]);&quot;null&quot;;&quot;'&quot;&amp;YEAR([.F84])&amp;&quot;-&quot;&amp;TEXT(MONTH([.F84]);&quot;00&quot;)&amp;&quot;-&quot;&amp;TEXT(DAY([.F84]);&quot;00&quot;)&amp;&quot;'&quot;)&amp;&quot;,&quot;" office:value-type="string" office:string-value="'2016-12-29'," calcext:value-type="string">
            <text:p>'2016-12-29',</text:p>
          </table:table-cell>
          <table:table-cell table:style-name="ce18" table:formula="of:=&quot;'&quot;&amp;[.G84]&amp;&quot;'&quot;" office:value-type="string" office:string-value="'Paiement Facture F110001'" calcext:value-type="string">
            <text:p>'Paiement Facture F110001'</text:p>
          </table:table-cell>
          <table:table-cell table:style-name="ce30" table:formula="of:=[.H93]" office:value-type="string" office:string-value=");" calcext:value-type="string">
            <text:p>);</text:p>
          </table:table-cell>
          <table:table-cell table:number-columns-repeated="1010"/>
        </table:table-row>
        <table:table-row table:style-name="ro2">
          <table:table-cell/>
          <table:table-cell table:style-name="ce10" table:formula="of:=[.B94]" office:value-type="string" office:string-value="INSERT INTO MYERP.ecriture_comptable (id,journal_code,reference,date,libelle) VALUES (" calcext:value-type="string">
            <text:p>INSERT INTO MYERP.ecriture_comptable (id,journal_code,reference,date,libelle) VALUES (</text:p>
          </table:table-cell>
          <table:table-cell table:style-name="ce18" table:formula="of:=[.C85]&amp;&quot;,&quot;" office:value-type="string" office:string-value="-4," calcext:value-type="string">
            <text:p>-4,</text:p>
          </table:table-cell>
          <table:table-cell table:style-name="ce18" table:formula="of:=IF(ISBLANK([.D85]);&quot;null&quot;;&quot;'&quot;&amp;SUBSTITUTE([.D85];&quot;'&quot;;&quot;''&quot;)&amp;&quot;'&quot;)&amp;&quot;,&quot;" office:value-type="string" office:string-value="'VE'," calcext:value-type="string">
            <text:p>'VE',</text:p>
          </table:table-cell>
          <table:table-cell table:style-name="ce18" table:formula="of:=IF(ISBLANK([.E85]);&quot;null&quot;;&quot;'&quot;&amp;SUBSTITUTE([.E85];&quot;'&quot;;&quot;''&quot;)&amp;&quot;'&quot;)&amp;&quot;,&quot;" office:value-type="string" office:string-value="'VE-2016/00004'," calcext:value-type="string">
            <text:p>'VE-2016/00004',</text:p>
          </table:table-cell>
          <table:table-cell table:style-name="ce18" table:formula="of:=IF(ISBLANK([.F85]);&quot;null&quot;;&quot;'&quot;&amp;YEAR([.F85])&amp;&quot;-&quot;&amp;TEXT(MONTH([.F85]);&quot;00&quot;)&amp;&quot;-&quot;&amp;TEXT(DAY([.F85]);&quot;00&quot;)&amp;&quot;'&quot;)&amp;&quot;,&quot;" office:value-type="string" office:string-value="'2016-12-28'," calcext:value-type="string">
            <text:p>'2016-12-28',</text:p>
          </table:table-cell>
          <table:table-cell table:style-name="ce18" table:formula="of:=&quot;'&quot;&amp;[.G85]&amp;&quot;'&quot;" office:value-type="string" office:string-value="'TMA Appli Yyy'" calcext:value-type="string">
            <text:p>'TMA Appli Yyy'</text:p>
          </table:table-cell>
          <table:table-cell table:style-name="ce30" table:formula="of:=[.H94]" office:value-type="string" office:string-value=");" calcext:value-type="string">
            <text:p>);</text:p>
          </table:table-cell>
          <table:table-cell table:number-columns-repeated="1010"/>
        </table:table-row>
        <table:table-row table:style-name="ro2">
          <table:table-cell/>
          <table:table-cell table:style-name="ce10" table:formula="of:=[.B95]" office:value-type="string" office:string-value="INSERT INTO MYERP.ecriture_comptable (id,journal_code,reference,date,libelle) VALUES (" calcext:value-type="string">
            <text:p>INSERT INTO MYERP.ecriture_comptable (id,journal_code,reference,date,libelle) VALUES (</text:p>
          </table:table-cell>
          <table:table-cell table:style-name="ce18" table:formula="of:=[.C86]&amp;&quot;,&quot;" office:value-type="string" office:string-value="-5," calcext:value-type="string">
            <text:p>-5,</text:p>
          </table:table-cell>
          <table:table-cell table:style-name="ce18" table:formula="of:=IF(ISBLANK([.D86]);&quot;null&quot;;&quot;'&quot;&amp;SUBSTITUTE([.D86];&quot;'&quot;;&quot;''&quot;)&amp;&quot;'&quot;)&amp;&quot;,&quot;" office:value-type="string" office:string-value="'BQ'," calcext:value-type="string">
            <text:p>'BQ',</text:p>
          </table:table-cell>
          <table:table-cell table:style-name="ce18" table:formula="of:=IF(ISBLANK([.E86]);&quot;null&quot;;&quot;'&quot;&amp;SUBSTITUTE([.E86];&quot;'&quot;;&quot;''&quot;)&amp;&quot;'&quot;)&amp;&quot;,&quot;" office:value-type="string" office:string-value="'BQ-2016/00005'," calcext:value-type="string">
            <text:p>'BQ-2016/00005',</text:p>
          </table:table-cell>
          <table:table-cell table:style-name="ce18" table:formula="of:=IF(ISBLANK([.F86]);&quot;null&quot;;&quot;'&quot;&amp;YEAR([.F86])&amp;&quot;-&quot;&amp;TEXT(MONTH([.F86]);&quot;00&quot;)&amp;&quot;-&quot;&amp;TEXT(DAY([.F86]);&quot;00&quot;)&amp;&quot;'&quot;)&amp;&quot;,&quot;" office:value-type="string" office:string-value="'2016-12-27'," calcext:value-type="string">
            <text:p>'2016-12-27',</text:p>
          </table:table-cell>
          <table:table-cell table:style-name="ce18" table:formula="of:=&quot;'&quot;&amp;[.G86]&amp;&quot;'&quot;" office:value-type="string" office:string-value="'Paiement Facture C110002'" calcext:value-type="string">
            <text:p>'Paiement Facture C110002'</text:p>
          </table:table-cell>
          <table:table-cell table:style-name="ce30" table:formula="of:=[.H95]" office:value-type="string" office:string-value=");" calcext:value-type="string">
            <text:p>);</text:p>
          </table:table-cell>
          <table:table-cell table:number-columns-repeated="1010"/>
        </table:table-row>
        <table:table-row table:style-name="ro2">
          <table:table-cell/>
          <table:table-cell table:style-name="ce11"/>
          <table:table-cell table:style-name="ce19" table:number-columns-repeated="5"/>
          <table:table-cell table:style-name="ce31"/>
          <table:table-cell table:number-columns-repeated="1010"/>
        </table:table-row>
        <table:table-row table:style-name="ro2" table:number-rows-repeated="4">
          <table:table-cell table:number-columns-repeated="1018"/>
        </table:table-row>
        <table:table-row table:style-name="ro2">
          <table:table-cell table:style-name="ce4" office:value-type="string" calcext:value-type="string">
            <text:p>--- ================================================================================</text:p>
          </table:table-cell>
          <table:table-cell table:number-columns-repeated="1017"/>
        </table:table-row>
        <table:table-row table:style-name="ro2">
          <table:table-cell table:style-name="ce4" table:formula="of:=&quot;--- &quot;&amp;[Data.C105]" office:value-type="string" office:string-value="--- ligne_ecriture_comptable" calcext:value-type="string">
            <text:p>--- ligne_ecriture_comptabl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- ================================================================================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12" office:value-type="string" calcext:value-type="string" table:number-columns-spanned="6" table:number-rows-spanned="1">
            <text:p>ligne_ecriture_comptable</text:p>
          </table:table-cell>
          <table:covered-table-cell table:number-columns-repeated="4" table:style-name="ce12"/>
          <table:covered-table-cell/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13" office:value-type="string" calcext:value-type="string">
            <text:p>ecriture_id</text:p>
          </table:table-cell>
          <table:table-cell table:style-name="ce13" office:value-type="string" calcext:value-type="string">
            <text:p>ligne_id</text:p>
          </table:table-cell>
          <table:table-cell table:style-name="ce13" office:value-type="string" calcext:value-type="string">
            <text:p>compte_comptable_numero</text:p>
          </table:table-cell>
          <table:table-cell table:style-name="ce13" office:value-type="string" calcext:value-type="string">
            <text:p>libelle</text:p>
          </table:table-cell>
          <table:table-cell table:style-name="ce13" office:value-type="string" calcext:value-type="string">
            <text:p>debit</text:p>
          </table:table-cell>
          <table:table-cell table:style-name="ce13" office:value-type="string" calcext:value-type="string">
            <text:p>credit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2" table:formula="of:=[.$C$82]" office:value-type="float" office:value="-1" calcext:value-type="float">
            <text:p>-1</text:p>
          </table:table-cell>
          <table:table-cell table:style-name="ce26" office:value-type="float" office:value="1" calcext:value-type="float">
            <text:p>1</text:p>
          </table:table-cell>
          <table:table-cell table:style-name="ce22" table:formula="of:=[.$C$12]" office:value-type="float" office:value="606" calcext:value-type="float">
            <text:p>606</text:p>
          </table:table-cell>
          <table:table-cell table:style-name="ce36" table:formula="of:=[.$G$82]" office:value-type="string" office:string-value="Cartouches d’imprimante" calcext:value-type="string">
            <text:p>Cartouches d’imprimante</text:p>
          </table:table-cell>
          <table:table-cell table:style-name="ce41" office:value-type="float" office:value="43.95" calcext:value-type="float">
            <text:p>43,95</text:p>
          </table:table-cell>
          <table:table-cell table:style-name="ce26"/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1" table:formula="of:=[.C107]" office:value-type="float" office:value="-1" calcext:value-type="float">
            <text:p>-1</text:p>
          </table:table-cell>
          <table:table-cell table:style-name="ce21" table:formula="of:=[.D107]+1" office:value-type="float" office:value="2" calcext:value-type="float">
            <text:p>2</text:p>
          </table:table-cell>
          <table:table-cell table:style-name="ce20" table:formula="of:=[.$C$9]" office:value-type="float" office:value="4456" calcext:value-type="float">
            <text:p>4456</text:p>
          </table:table-cell>
          <table:table-cell table:style-name="ce37" office:value-type="string" calcext:value-type="string">
            <text:p>TVA 20%</text:p>
          </table:table-cell>
          <table:table-cell table:style-name="ce21" table:formula="of:=ROUND([.G107]*0.2;2)" office:value-type="float" office:value="8.79" calcext:value-type="float">
            <text:p>8,79</text:p>
          </table:table-cell>
          <table:table-cell table:style-name="ce21"/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3" table:formula="of:=[.C108]" office:value-type="float" office:value="-1" calcext:value-type="float">
            <text:p>-1</text:p>
          </table:table-cell>
          <table:table-cell table:style-name="ce23" table:formula="of:=[.D108]+1" office:value-type="float" office:value="3" calcext:value-type="float">
            <text:p>3</text:p>
          </table:table-cell>
          <table:table-cell table:style-name="ce32" table:formula="of:=[.$C$7]" office:value-type="float" office:value="401" calcext:value-type="float">
            <text:p>401</text:p>
          </table:table-cell>
          <table:table-cell table:style-name="ce23" table:formula="of:=&quot;Facture F11&quot;&amp;TEXT(-[.C109];&quot;0000&quot;)" office:value-type="string" office:string-value="Facture F110001" calcext:value-type="string">
            <text:p>Facture F110001</text:p>
          </table:table-cell>
          <table:table-cell table:style-name="ce23"/>
          <table:table-cell table:style-name="ce23" table:formula="of:=[.G107]+[.G108]" office:value-type="float" office:value="52.74" calcext:value-type="float">
            <text:p>52,7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2" table:formula="of:=[.$C$83]" office:value-type="float" office:value="-2" calcext:value-type="float">
            <text:p>-2</text:p>
          </table:table-cell>
          <table:table-cell table:style-name="ce26" office:value-type="float" office:value="1" calcext:value-type="float">
            <text:p>1</text:p>
          </table:table-cell>
          <table:table-cell table:style-name="ce22" table:formula="of:=[.$C$8]" office:value-type="float" office:value="411" calcext:value-type="float">
            <text:p>411</text:p>
          </table:table-cell>
          <table:table-cell table:style-name="ce26" table:formula="of:=&quot;Facture C11&quot;&amp;TEXT(-[.C110];&quot;0000&quot;)" office:value-type="string" office:string-value="Facture C110002" calcext:value-type="string">
            <text:p>Facture C110002</text:p>
          </table:table-cell>
          <table:table-cell table:style-name="ce26" table:formula="of:=[.H111]+[.H112]" office:value-type="float" office:value="3000" calcext:value-type="float">
            <text:p>3000</text:p>
          </table:table-cell>
          <table:table-cell table:style-name="ce26"/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1" table:formula="of:=[.C110]" office:value-type="float" office:value="-2" calcext:value-type="float">
            <text:p>-2</text:p>
          </table:table-cell>
          <table:table-cell table:style-name="ce21" table:formula="of:=[.D110]+1" office:value-type="float" office:value="2" calcext:value-type="float">
            <text:p>2</text:p>
          </table:table-cell>
          <table:table-cell table:style-name="ce20" table:formula="of:=[.$C$13]" office:value-type="float" office:value="706" calcext:value-type="float">
            <text:p>706</text:p>
          </table:table-cell>
          <table:table-cell table:style-name="ce38" table:formula="of:=[.$G$83]" office:value-type="string" office:string-value="TMA Appli Xxx" calcext:value-type="string">
            <text:p>TMA Appli Xxx</text:p>
          </table:table-cell>
          <table:table-cell table:style-name="ce42"/>
          <table:table-cell table:style-name="ce42" office:value-type="float" office:value="2500" calcext:value-type="float">
            <text:p>25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3" table:formula="of:=[.C111]" office:value-type="float" office:value="-2" calcext:value-type="float">
            <text:p>-2</text:p>
          </table:table-cell>
          <table:table-cell table:style-name="ce23" table:formula="of:=[.D111]+1" office:value-type="float" office:value="3" calcext:value-type="float">
            <text:p>3</text:p>
          </table:table-cell>
          <table:table-cell table:style-name="ce32" table:formula="of:=[.$C$10]" office:value-type="float" office:value="4457" calcext:value-type="float">
            <text:p>4457</text:p>
          </table:table-cell>
          <table:table-cell table:style-name="ce39" office:value-type="string" calcext:value-type="string">
            <text:p>TVA 20%</text:p>
          </table:table-cell>
          <table:table-cell table:style-name="ce23"/>
          <table:table-cell table:style-name="ce23" table:formula="of:=ROUND([.H111]*0.2;2)" office:value-type="float" office:value="500" calcext:value-type="float">
            <text:p>5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2" table:formula="of:=[.$C$84]" office:value-type="float" office:value="-3" calcext:value-type="float">
            <text:p>-3</text:p>
          </table:table-cell>
          <table:table-cell table:style-name="ce26" office:value-type="float" office:value="1" calcext:value-type="float">
            <text:p>1</text:p>
          </table:table-cell>
          <table:table-cell table:style-name="ce22" table:formula="of:=[.$C$7]" office:value-type="float" office:value="401" calcext:value-type="float">
            <text:p>401</text:p>
          </table:table-cell>
          <table:table-cell table:style-name="ce40"/>
          <table:table-cell table:style-name="ce43" table:formula="of:=[.$H$109]" office:value-type="float" office:value="52.74" calcext:value-type="float">
            <text:p>52,74</text:p>
          </table:table-cell>
          <table:table-cell table:style-name="ce26"/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3" table:formula="of:=[.C113]" office:value-type="float" office:value="-3" calcext:value-type="float">
            <text:p>-3</text:p>
          </table:table-cell>
          <table:table-cell table:style-name="ce23" table:formula="of:=[.D113]+1" office:value-type="float" office:value="2" calcext:value-type="float">
            <text:p>2</text:p>
          </table:table-cell>
          <table:table-cell table:style-name="ce32" table:formula="of:=[.$C$11]" office:value-type="float" office:value="512" calcext:value-type="float">
            <text:p>512</text:p>
          </table:table-cell>
          <table:table-cell table:style-name="ce39"/>
          <table:table-cell table:style-name="ce23"/>
          <table:table-cell table:style-name="ce23" table:formula="of:=[.G113]" office:value-type="float" office:value="52.74" calcext:value-type="float">
            <text:p>52,7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2" table:formula="of:=[.$C$85]" office:value-type="float" office:value="-4" calcext:value-type="float">
            <text:p>-4</text:p>
          </table:table-cell>
          <table:table-cell table:style-name="ce26" office:value-type="float" office:value="1" calcext:value-type="float">
            <text:p>1</text:p>
          </table:table-cell>
          <table:table-cell table:style-name="ce22" table:formula="of:=[.$C$8]" office:value-type="float" office:value="411" calcext:value-type="float">
            <text:p>411</text:p>
          </table:table-cell>
          <table:table-cell table:style-name="ce26" table:formula="of:=&quot;Facture C11&quot;&amp;TEXT(-[.C115];&quot;0000&quot;)" office:value-type="string" office:string-value="Facture C110004" calcext:value-type="string">
            <text:p>Facture C110004</text:p>
          </table:table-cell>
          <table:table-cell table:style-name="ce26" table:formula="of:=[.H116]+[.H117]" office:value-type="float" office:value="5700" calcext:value-type="float">
            <text:p>5700</text:p>
          </table:table-cell>
          <table:table-cell table:style-name="ce26"/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1" table:formula="of:=[.C115]" office:value-type="float" office:value="-4" calcext:value-type="float">
            <text:p>-4</text:p>
          </table:table-cell>
          <table:table-cell table:style-name="ce21" table:formula="of:=[.D115]+1" office:value-type="float" office:value="2" calcext:value-type="float">
            <text:p>2</text:p>
          </table:table-cell>
          <table:table-cell table:style-name="ce20" table:formula="of:=[.$C$13]" office:value-type="float" office:value="706" calcext:value-type="float">
            <text:p>706</text:p>
          </table:table-cell>
          <table:table-cell table:style-name="ce38" table:formula="of:=[.$G$83]" office:value-type="string" office:string-value="TMA Appli Xxx" calcext:value-type="string">
            <text:p>TMA Appli Xxx</text:p>
          </table:table-cell>
          <table:table-cell table:style-name="ce42"/>
          <table:table-cell table:style-name="ce42" office:value-type="float" office:value="4750" calcext:value-type="float">
            <text:p>475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3" table:formula="of:=[.C116]" office:value-type="float" office:value="-4" calcext:value-type="float">
            <text:p>-4</text:p>
          </table:table-cell>
          <table:table-cell table:style-name="ce23" table:formula="of:=[.D116]+1" office:value-type="float" office:value="3" calcext:value-type="float">
            <text:p>3</text:p>
          </table:table-cell>
          <table:table-cell table:style-name="ce32" table:formula="of:=[.$C$10]" office:value-type="float" office:value="4457" calcext:value-type="float">
            <text:p>4457</text:p>
          </table:table-cell>
          <table:table-cell table:style-name="ce39" office:value-type="string" calcext:value-type="string">
            <text:p>TVA 20%</text:p>
          </table:table-cell>
          <table:table-cell table:style-name="ce23"/>
          <table:table-cell table:style-name="ce23" table:formula="of:=ROUND([.H116]*0.2;2)" office:value-type="float" office:value="950" calcext:value-type="float">
            <text:p>95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2" table:formula="of:=[.$C$86]" office:value-type="float" office:value="-5" calcext:value-type="float">
            <text:p>-5</text:p>
          </table:table-cell>
          <table:table-cell table:style-name="ce26" office:value-type="float" office:value="1" calcext:value-type="float">
            <text:p>1</text:p>
          </table:table-cell>
          <table:table-cell table:style-name="ce22" table:formula="of:=[.$C$11]" office:value-type="float" office:value="512" calcext:value-type="float">
            <text:p>512</text:p>
          </table:table-cell>
          <table:table-cell table:style-name="ce40"/>
          <table:table-cell table:style-name="ce43" table:formula="of:=[.$G$110]" office:value-type="float" office:value="3000" calcext:value-type="float">
            <text:p>3000</text:p>
          </table:table-cell>
          <table:table-cell table:style-name="ce26"/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/>
          <table:table-cell table:style-name="ce23" table:formula="of:=[.C118]" office:value-type="float" office:value="-5" calcext:value-type="float">
            <text:p>-5</text:p>
          </table:table-cell>
          <table:table-cell table:style-name="ce23" table:formula="of:=[.D118]+1" office:value-type="float" office:value="2" calcext:value-type="float">
            <text:p>2</text:p>
          </table:table-cell>
          <table:table-cell table:style-name="ce32" table:formula="of:=[.$C$8]" office:value-type="float" office:value="411" calcext:value-type="float">
            <text:p>411</text:p>
          </table:table-cell>
          <table:table-cell table:style-name="ce39"/>
          <table:table-cell table:style-name="ce23"/>
          <table:table-cell table:style-name="ce23" table:formula="of:=[.G118]" office:value-type="float" office:value="3000" calcext:value-type="float">
            <text:p>30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6" table:formula="of:=[.C105]" office:value-type="string" office:string-value="ligne_ecriture_comptable" calcext:value-type="string" table:number-columns-spanned="8" table:number-rows-spanned="1">
            <text:p>ligne_ecriture_comptable</text:p>
          </table:table-cell>
          <table:covered-table-cell table:number-columns-repeated="6" table:style-name="ce14"/>
          <table:covered-table-cell table:style-name="ce27"/>
          <table:table-cell table:number-columns-repeated="1009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7"/>
          <table:table-cell table:style-name="ce15" table:number-columns-repeated="6"/>
          <table:table-cell table:style-name="ce28"/>
          <table:table-cell table:number-columns-repeated="1009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8"/>
          <table:table-cell table:style-name="ce16" table:formula="of:=[.C106]" office:value-type="string" office:string-value="ecriture_id" calcext:value-type="string">
            <text:p>ecriture_id</text:p>
          </table:table-cell>
          <table:table-cell table:style-name="ce16" table:formula="of:=[.D106]" office:value-type="string" office:string-value="ligne_id" calcext:value-type="string">
            <text:p>ligne_id</text:p>
          </table:table-cell>
          <table:table-cell table:style-name="ce16" table:formula="of:=[.E106]" office:value-type="string" office:string-value="compte_comptable_numero" calcext:value-type="string">
            <text:p>compte_comptable_numero</text:p>
          </table:table-cell>
          <table:table-cell table:style-name="ce16" table:formula="of:=[.F106]" office:value-type="string" office:string-value="libelle" calcext:value-type="string">
            <text:p>libelle</text:p>
          </table:table-cell>
          <table:table-cell table:style-name="ce16" table:formula="of:=[.G106]" office:value-type="string" office:string-value="debit" calcext:value-type="string">
            <text:p>debit</text:p>
          </table:table-cell>
          <table:table-cell table:style-name="ce16" table:formula="of:=[.H106]" office:value-type="string" office:string-value="credit" calcext:value-type="string">
            <text:p>credit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4" office:value-type="string" calcext:value-type="string">
            <text:p>--</text:p>
          </table:table-cell>
          <table:table-cell table:style-name="ce9"/>
          <table:table-cell table:number-columns-repeated="3" table:style-name="ce17" office:value-type="string" calcext:value-type="string">
            <text:p>INTEGER</text:p>
          </table:table-cell>
          <table:table-cell table:style-name="ce17" office:value-type="string" calcext:value-type="string">
            <text:p>VARCHAR</text:p>
          </table:table-cell>
          <table:table-cell table:number-columns-repeated="2" table:style-name="ce17" office:value-type="string" calcext:value-type="string">
            <text:p>NUMERIC(15,2)</text:p>
          </table:table-cell>
          <table:table-cell table:style-name="ce29"/>
          <table:table-cell table:number-columns-repeated="1009"/>
        </table:table-row>
        <table:table-row table:style-name="ro2">
          <table:table-cell/>
          <table:table-cell table:style-name="ce10" table:formula="of:=&quot;INSERT INTO &quot;&amp;SchemaBD&amp;[.B121]&amp;&quot; (&quot;&amp;[.C123]&amp;&quot;,&quot;&amp;[.D123]&amp;&quot;,&quot;&amp;[.E123]&amp;&quot;,&quot;&amp;[.F123]&amp;&quot;,&quot;&amp;[.G123]&amp;&quot;,&quot;&amp;[.H123]&amp;&quot;) VALUES (&quot;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07]&amp;&quot;,&quot;" office:value-type="string" office:string-value="-1," calcext:value-type="string">
            <text:p>-1,</text:p>
          </table:table-cell>
          <table:table-cell table:style-name="ce18" table:formula="of:=[.D107]&amp;&quot;,&quot;" office:value-type="string" office:string-value="1," calcext:value-type="string">
            <text:p>1,</text:p>
          </table:table-cell>
          <table:table-cell table:style-name="ce18" table:formula="of:=[.E107]&amp;&quot;,&quot;" office:value-type="string" office:string-value="606," calcext:value-type="string">
            <text:p>606,</text:p>
          </table:table-cell>
          <table:table-cell table:style-name="ce18" table:formula="of:=IF(ISBLANK([.F107]);&quot;null&quot;;&quot;'&quot;&amp;SUBSTITUTE([.F107];&quot;'&quot;;&quot;''&quot;)&amp;&quot;'&quot;)&amp;&quot;,&quot;" office:value-type="string" office:string-value="'Cartouches d’imprimante'," calcext:value-type="string">
            <text:p>'Cartouches d’imprimante',</text:p>
          </table:table-cell>
          <table:table-cell table:style-name="ce18" table:formula="of:=IF(ISBLANK([.G107]);&quot;null&quot;;SUBSTITUTE([.G107];&quot;,&quot;;&quot;.&quot;))&amp;&quot;,&quot;" office:value-type="string" office:string-value="43.95," calcext:value-type="string">
            <text:p>43.95,</text:p>
          </table:table-cell>
          <table:table-cell table:style-name="ce18" table:formula="of:=IF(ISBLANK([.H107]);&quot;null&quot;;SUBSTITUTE([.H107];&quot;,&quot;;&quot;.&quot;))" office:value-type="string" office:string-value="null" calcext:value-type="string">
            <text:p>null</text:p>
          </table:table-cell>
          <table:table-cell table:style-name="ce30" office:value-type="string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25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08]&amp;&quot;,&quot;" office:value-type="string" office:string-value="-1," calcext:value-type="string">
            <text:p>-1,</text:p>
          </table:table-cell>
          <table:table-cell table:style-name="ce18" table:formula="of:=[.D108]&amp;&quot;,&quot;" office:value-type="string" office:string-value="2," calcext:value-type="string">
            <text:p>2,</text:p>
          </table:table-cell>
          <table:table-cell table:style-name="ce18" table:formula="of:=[.E108]&amp;&quot;,&quot;" office:value-type="string" office:string-value="4456," calcext:value-type="string">
            <text:p>4456,</text:p>
          </table:table-cell>
          <table:table-cell table:style-name="ce18" table:formula="of:=IF(ISBLANK([.F108]);&quot;null&quot;;&quot;'&quot;&amp;SUBSTITUTE([.F108];&quot;'&quot;;&quot;''&quot;)&amp;&quot;'&quot;)&amp;&quot;,&quot;" office:value-type="string" office:string-value="'TVA 20%'," calcext:value-type="string">
            <text:p>'TVA 20%',</text:p>
          </table:table-cell>
          <table:table-cell table:style-name="ce18" table:formula="of:=IF(ISBLANK([.G108]);&quot;null&quot;;SUBSTITUTE([.G108];&quot;,&quot;;&quot;.&quot;))&amp;&quot;,&quot;" office:value-type="string" office:string-value="8.79," calcext:value-type="string">
            <text:p>8.79,</text:p>
          </table:table-cell>
          <table:table-cell table:style-name="ce18" table:formula="of:=IF(ISBLANK([.H108]);&quot;null&quot;;SUBSTITUTE([.H108];&quot;,&quot;;&quot;.&quot;))" office:value-type="string" office:string-value="null" calcext:value-type="string">
            <text:p>null</text:p>
          </table:table-cell>
          <table:table-cell table:style-name="ce30" table:formula="of:=[.I125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26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09]&amp;&quot;,&quot;" office:value-type="string" office:string-value="-1," calcext:value-type="string">
            <text:p>-1,</text:p>
          </table:table-cell>
          <table:table-cell table:style-name="ce18" table:formula="of:=[.D109]&amp;&quot;,&quot;" office:value-type="string" office:string-value="3," calcext:value-type="string">
            <text:p>3,</text:p>
          </table:table-cell>
          <table:table-cell table:style-name="ce18" table:formula="of:=[.E109]&amp;&quot;,&quot;" office:value-type="string" office:string-value="401," calcext:value-type="string">
            <text:p>401,</text:p>
          </table:table-cell>
          <table:table-cell table:style-name="ce18" table:formula="of:=IF(ISBLANK([.F109]);&quot;null&quot;;&quot;'&quot;&amp;SUBSTITUTE([.F109];&quot;'&quot;;&quot;''&quot;)&amp;&quot;'&quot;)&amp;&quot;,&quot;" office:value-type="string" office:string-value="'Facture F110001'," calcext:value-type="string">
            <text:p>'Facture F110001',</text:p>
          </table:table-cell>
          <table:table-cell table:style-name="ce18" table:formula="of:=IF(ISBLANK([.G109]);&quot;null&quot;;SUBSTITUTE([.G109];&quot;,&quot;;&quot;.&quot;))&amp;&quot;,&quot;" office:value-type="string" office:string-value="null," calcext:value-type="string">
            <text:p>null,</text:p>
          </table:table-cell>
          <table:table-cell table:style-name="ce18" table:formula="of:=IF(ISBLANK([.H109]);&quot;null&quot;;SUBSTITUTE([.H109];&quot;,&quot;;&quot;.&quot;))" office:value-type="string" office:string-value="52.74" calcext:value-type="string">
            <text:p>52.74</text:p>
          </table:table-cell>
          <table:table-cell table:style-name="ce30" table:formula="of:=[.I126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27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10]&amp;&quot;,&quot;" office:value-type="string" office:string-value="-2," calcext:value-type="string">
            <text:p>-2,</text:p>
          </table:table-cell>
          <table:table-cell table:style-name="ce18" table:formula="of:=[.D110]&amp;&quot;,&quot;" office:value-type="string" office:string-value="1," calcext:value-type="string">
            <text:p>1,</text:p>
          </table:table-cell>
          <table:table-cell table:style-name="ce18" table:formula="of:=[.E110]&amp;&quot;,&quot;" office:value-type="string" office:string-value="411," calcext:value-type="string">
            <text:p>411,</text:p>
          </table:table-cell>
          <table:table-cell table:style-name="ce18" table:formula="of:=IF(ISBLANK([.F110]);&quot;null&quot;;&quot;'&quot;&amp;SUBSTITUTE([.F110];&quot;'&quot;;&quot;''&quot;)&amp;&quot;'&quot;)&amp;&quot;,&quot;" office:value-type="string" office:string-value="'Facture C110002'," calcext:value-type="string">
            <text:p>'Facture C110002',</text:p>
          </table:table-cell>
          <table:table-cell table:style-name="ce18" table:formula="of:=IF(ISBLANK([.G110]);&quot;null&quot;;SUBSTITUTE([.G110];&quot;,&quot;;&quot;.&quot;))&amp;&quot;,&quot;" office:value-type="string" office:string-value="3000," calcext:value-type="string">
            <text:p>3000,</text:p>
          </table:table-cell>
          <table:table-cell table:style-name="ce18" table:formula="of:=IF(ISBLANK([.H110]);&quot;null&quot;;SUBSTITUTE([.H110];&quot;,&quot;;&quot;.&quot;))" office:value-type="string" office:string-value="null" calcext:value-type="string">
            <text:p>null</text:p>
          </table:table-cell>
          <table:table-cell table:style-name="ce30" table:formula="of:=[.I127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28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11]&amp;&quot;,&quot;" office:value-type="string" office:string-value="-2," calcext:value-type="string">
            <text:p>-2,</text:p>
          </table:table-cell>
          <table:table-cell table:style-name="ce18" table:formula="of:=[.D111]&amp;&quot;,&quot;" office:value-type="string" office:string-value="2," calcext:value-type="string">
            <text:p>2,</text:p>
          </table:table-cell>
          <table:table-cell table:style-name="ce18" table:formula="of:=[.E111]&amp;&quot;,&quot;" office:value-type="string" office:string-value="706," calcext:value-type="string">
            <text:p>706,</text:p>
          </table:table-cell>
          <table:table-cell table:style-name="ce18" table:formula="of:=IF(ISBLANK([.F111]);&quot;null&quot;;&quot;'&quot;&amp;SUBSTITUTE([.F111];&quot;'&quot;;&quot;''&quot;)&amp;&quot;'&quot;)&amp;&quot;,&quot;" office:value-type="string" office:string-value="'TMA Appli Xxx'," calcext:value-type="string">
            <text:p>'TMA Appli Xxx',</text:p>
          </table:table-cell>
          <table:table-cell table:style-name="ce18" table:formula="of:=IF(ISBLANK([.G111]);&quot;null&quot;;SUBSTITUTE([.G111];&quot;,&quot;;&quot;.&quot;))&amp;&quot;,&quot;" office:value-type="string" office:string-value="null," calcext:value-type="string">
            <text:p>null,</text:p>
          </table:table-cell>
          <table:table-cell table:style-name="ce18" table:formula="of:=IF(ISBLANK([.H111]);&quot;null&quot;;SUBSTITUTE([.H111];&quot;,&quot;;&quot;.&quot;))" office:value-type="string" office:string-value="2500" calcext:value-type="string">
            <text:p>2500</text:p>
          </table:table-cell>
          <table:table-cell table:style-name="ce30" table:formula="of:=[.I128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29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12]&amp;&quot;,&quot;" office:value-type="string" office:string-value="-2," calcext:value-type="string">
            <text:p>-2,</text:p>
          </table:table-cell>
          <table:table-cell table:style-name="ce18" table:formula="of:=[.D112]&amp;&quot;,&quot;" office:value-type="string" office:string-value="3," calcext:value-type="string">
            <text:p>3,</text:p>
          </table:table-cell>
          <table:table-cell table:style-name="ce18" table:formula="of:=[.E112]&amp;&quot;,&quot;" office:value-type="string" office:string-value="4457," calcext:value-type="string">
            <text:p>4457,</text:p>
          </table:table-cell>
          <table:table-cell table:style-name="ce18" table:formula="of:=IF(ISBLANK([.F112]);&quot;null&quot;;&quot;'&quot;&amp;SUBSTITUTE([.F112];&quot;'&quot;;&quot;''&quot;)&amp;&quot;'&quot;)&amp;&quot;,&quot;" office:value-type="string" office:string-value="'TVA 20%'," calcext:value-type="string">
            <text:p>'TVA 20%',</text:p>
          </table:table-cell>
          <table:table-cell table:style-name="ce18" table:formula="of:=IF(ISBLANK([.G112]);&quot;null&quot;;SUBSTITUTE([.G112];&quot;,&quot;;&quot;.&quot;))&amp;&quot;,&quot;" office:value-type="string" office:string-value="null," calcext:value-type="string">
            <text:p>null,</text:p>
          </table:table-cell>
          <table:table-cell table:style-name="ce18" table:formula="of:=IF(ISBLANK([.H112]);&quot;null&quot;;SUBSTITUTE([.H112];&quot;,&quot;;&quot;.&quot;))" office:value-type="string" office:string-value="500" calcext:value-type="string">
            <text:p>500</text:p>
          </table:table-cell>
          <table:table-cell table:style-name="ce30" table:formula="of:=[.I129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30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13]&amp;&quot;,&quot;" office:value-type="string" office:string-value="-3," calcext:value-type="string">
            <text:p>-3,</text:p>
          </table:table-cell>
          <table:table-cell table:style-name="ce18" table:formula="of:=[.D113]&amp;&quot;,&quot;" office:value-type="string" office:string-value="1," calcext:value-type="string">
            <text:p>1,</text:p>
          </table:table-cell>
          <table:table-cell table:style-name="ce18" table:formula="of:=[.E113]&amp;&quot;,&quot;" office:value-type="string" office:string-value="401," calcext:value-type="string">
            <text:p>401,</text:p>
          </table:table-cell>
          <table:table-cell table:style-name="ce18" table:formula="of:=IF(ISBLANK([.F113]);&quot;null&quot;;&quot;'&quot;&amp;SUBSTITUTE([.F113];&quot;'&quot;;&quot;''&quot;)&amp;&quot;'&quot;)&amp;&quot;,&quot;" office:value-type="string" office:string-value="null," calcext:value-type="string">
            <text:p>null,</text:p>
          </table:table-cell>
          <table:table-cell table:style-name="ce18" table:formula="of:=IF(ISBLANK([.G113]);&quot;null&quot;;SUBSTITUTE([.G113];&quot;,&quot;;&quot;.&quot;))&amp;&quot;,&quot;" office:value-type="string" office:string-value="52.74," calcext:value-type="string">
            <text:p>52.74,</text:p>
          </table:table-cell>
          <table:table-cell table:style-name="ce18" table:formula="of:=IF(ISBLANK([.H113]);&quot;null&quot;;SUBSTITUTE([.H113];&quot;,&quot;;&quot;.&quot;))" office:value-type="string" office:string-value="null" calcext:value-type="string">
            <text:p>null</text:p>
          </table:table-cell>
          <table:table-cell table:style-name="ce30" table:formula="of:=[.I130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31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14]&amp;&quot;,&quot;" office:value-type="string" office:string-value="-3," calcext:value-type="string">
            <text:p>-3,</text:p>
          </table:table-cell>
          <table:table-cell table:style-name="ce18" table:formula="of:=[.D114]&amp;&quot;,&quot;" office:value-type="string" office:string-value="2," calcext:value-type="string">
            <text:p>2,</text:p>
          </table:table-cell>
          <table:table-cell table:style-name="ce18" table:formula="of:=[.E114]&amp;&quot;,&quot;" office:value-type="string" office:string-value="512," calcext:value-type="string">
            <text:p>512,</text:p>
          </table:table-cell>
          <table:table-cell table:style-name="ce18" table:formula="of:=IF(ISBLANK([.F114]);&quot;null&quot;;&quot;'&quot;&amp;SUBSTITUTE([.F114];&quot;'&quot;;&quot;''&quot;)&amp;&quot;'&quot;)&amp;&quot;,&quot;" office:value-type="string" office:string-value="null," calcext:value-type="string">
            <text:p>null,</text:p>
          </table:table-cell>
          <table:table-cell table:style-name="ce18" table:formula="of:=IF(ISBLANK([.G114]);&quot;null&quot;;SUBSTITUTE([.G114];&quot;,&quot;;&quot;.&quot;))&amp;&quot;,&quot;" office:value-type="string" office:string-value="null," calcext:value-type="string">
            <text:p>null,</text:p>
          </table:table-cell>
          <table:table-cell table:style-name="ce18" table:formula="of:=IF(ISBLANK([.H114]);&quot;null&quot;;SUBSTITUTE([.H114];&quot;,&quot;;&quot;.&quot;))" office:value-type="string" office:string-value="52.74" calcext:value-type="string">
            <text:p>52.74</text:p>
          </table:table-cell>
          <table:table-cell table:style-name="ce30" table:formula="of:=[.I131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32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15]&amp;&quot;,&quot;" office:value-type="string" office:string-value="-4," calcext:value-type="string">
            <text:p>-4,</text:p>
          </table:table-cell>
          <table:table-cell table:style-name="ce18" table:formula="of:=[.D115]&amp;&quot;,&quot;" office:value-type="string" office:string-value="1," calcext:value-type="string">
            <text:p>1,</text:p>
          </table:table-cell>
          <table:table-cell table:style-name="ce18" table:formula="of:=[.E115]&amp;&quot;,&quot;" office:value-type="string" office:string-value="411," calcext:value-type="string">
            <text:p>411,</text:p>
          </table:table-cell>
          <table:table-cell table:style-name="ce18" table:formula="of:=IF(ISBLANK([.F115]);&quot;null&quot;;&quot;'&quot;&amp;SUBSTITUTE([.F115];&quot;'&quot;;&quot;''&quot;)&amp;&quot;'&quot;)&amp;&quot;,&quot;" office:value-type="string" office:string-value="'Facture C110004'," calcext:value-type="string">
            <text:p>'Facture C110004',</text:p>
          </table:table-cell>
          <table:table-cell table:style-name="ce18" table:formula="of:=IF(ISBLANK([.G115]);&quot;null&quot;;SUBSTITUTE([.G115];&quot;,&quot;;&quot;.&quot;))&amp;&quot;,&quot;" office:value-type="string" office:string-value="5700," calcext:value-type="string">
            <text:p>5700,</text:p>
          </table:table-cell>
          <table:table-cell table:style-name="ce18" table:formula="of:=IF(ISBLANK([.H115]);&quot;null&quot;;SUBSTITUTE([.H115];&quot;,&quot;;&quot;.&quot;))" office:value-type="string" office:string-value="null" calcext:value-type="string">
            <text:p>null</text:p>
          </table:table-cell>
          <table:table-cell table:style-name="ce30" table:formula="of:=[.I132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33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16]&amp;&quot;,&quot;" office:value-type="string" office:string-value="-4," calcext:value-type="string">
            <text:p>-4,</text:p>
          </table:table-cell>
          <table:table-cell table:style-name="ce18" table:formula="of:=[.D116]&amp;&quot;,&quot;" office:value-type="string" office:string-value="2," calcext:value-type="string">
            <text:p>2,</text:p>
          </table:table-cell>
          <table:table-cell table:style-name="ce18" table:formula="of:=[.E116]&amp;&quot;,&quot;" office:value-type="string" office:string-value="706," calcext:value-type="string">
            <text:p>706,</text:p>
          </table:table-cell>
          <table:table-cell table:style-name="ce18" table:formula="of:=IF(ISBLANK([.F116]);&quot;null&quot;;&quot;'&quot;&amp;SUBSTITUTE([.F116];&quot;'&quot;;&quot;''&quot;)&amp;&quot;'&quot;)&amp;&quot;,&quot;" office:value-type="string" office:string-value="'TMA Appli Xxx'," calcext:value-type="string">
            <text:p>'TMA Appli Xxx',</text:p>
          </table:table-cell>
          <table:table-cell table:style-name="ce18" table:formula="of:=IF(ISBLANK([.G116]);&quot;null&quot;;SUBSTITUTE([.G116];&quot;,&quot;;&quot;.&quot;))&amp;&quot;,&quot;" office:value-type="string" office:string-value="null," calcext:value-type="string">
            <text:p>null,</text:p>
          </table:table-cell>
          <table:table-cell table:style-name="ce18" table:formula="of:=IF(ISBLANK([.H116]);&quot;null&quot;;SUBSTITUTE([.H116];&quot;,&quot;;&quot;.&quot;))" office:value-type="string" office:string-value="4750" calcext:value-type="string">
            <text:p>4750</text:p>
          </table:table-cell>
          <table:table-cell table:style-name="ce30" table:formula="of:=[.I133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34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17]&amp;&quot;,&quot;" office:value-type="string" office:string-value="-4," calcext:value-type="string">
            <text:p>-4,</text:p>
          </table:table-cell>
          <table:table-cell table:style-name="ce18" table:formula="of:=[.D117]&amp;&quot;,&quot;" office:value-type="string" office:string-value="3," calcext:value-type="string">
            <text:p>3,</text:p>
          </table:table-cell>
          <table:table-cell table:style-name="ce18" table:formula="of:=[.E117]&amp;&quot;,&quot;" office:value-type="string" office:string-value="4457," calcext:value-type="string">
            <text:p>4457,</text:p>
          </table:table-cell>
          <table:table-cell table:style-name="ce18" table:formula="of:=IF(ISBLANK([.F117]);&quot;null&quot;;&quot;'&quot;&amp;SUBSTITUTE([.F117];&quot;'&quot;;&quot;''&quot;)&amp;&quot;'&quot;)&amp;&quot;,&quot;" office:value-type="string" office:string-value="'TVA 20%'," calcext:value-type="string">
            <text:p>'TVA 20%',</text:p>
          </table:table-cell>
          <table:table-cell table:style-name="ce18" table:formula="of:=IF(ISBLANK([.G117]);&quot;null&quot;;SUBSTITUTE([.G117];&quot;,&quot;;&quot;.&quot;))&amp;&quot;,&quot;" office:value-type="string" office:string-value="null," calcext:value-type="string">
            <text:p>null,</text:p>
          </table:table-cell>
          <table:table-cell table:style-name="ce18" table:formula="of:=IF(ISBLANK([.H117]);&quot;null&quot;;SUBSTITUTE([.H117];&quot;,&quot;;&quot;.&quot;))" office:value-type="string" office:string-value="950" calcext:value-type="string">
            <text:p>950</text:p>
          </table:table-cell>
          <table:table-cell table:style-name="ce30" table:formula="of:=[.I134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35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18]&amp;&quot;,&quot;" office:value-type="string" office:string-value="-5," calcext:value-type="string">
            <text:p>-5,</text:p>
          </table:table-cell>
          <table:table-cell table:style-name="ce18" table:formula="of:=[.D118]&amp;&quot;,&quot;" office:value-type="string" office:string-value="1," calcext:value-type="string">
            <text:p>1,</text:p>
          </table:table-cell>
          <table:table-cell table:style-name="ce18" table:formula="of:=[.E118]&amp;&quot;,&quot;" office:value-type="string" office:string-value="512," calcext:value-type="string">
            <text:p>512,</text:p>
          </table:table-cell>
          <table:table-cell table:style-name="ce18" table:formula="of:=IF(ISBLANK([.F118]);&quot;null&quot;;&quot;'&quot;&amp;SUBSTITUTE([.F118];&quot;'&quot;;&quot;''&quot;)&amp;&quot;'&quot;)&amp;&quot;,&quot;" office:value-type="string" office:string-value="null," calcext:value-type="string">
            <text:p>null,</text:p>
          </table:table-cell>
          <table:table-cell table:style-name="ce18" table:formula="of:=IF(ISBLANK([.G118]);&quot;null&quot;;SUBSTITUTE([.G118];&quot;,&quot;;&quot;.&quot;))&amp;&quot;,&quot;" office:value-type="string" office:string-value="3000," calcext:value-type="string">
            <text:p>3000,</text:p>
          </table:table-cell>
          <table:table-cell table:style-name="ce18" table:formula="of:=IF(ISBLANK([.H118]);&quot;null&quot;;SUBSTITUTE([.H118];&quot;,&quot;;&quot;.&quot;))" office:value-type="string" office:string-value="null" calcext:value-type="string">
            <text:p>null</text:p>
          </table:table-cell>
          <table:table-cell table:style-name="ce30" table:formula="of:=[.I135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0" table:formula="of:=[.B136]" office:value-type="string" office:string-value="INSERT INTO MYERP.ligne_ecriture_comptable (ecriture_id,ligne_id,compte_comptable_numero,libelle,debit,credit) VALUES (" calcext:value-type="string">
            <text:p>INSERT INTO MYERP.ligne_ecriture_comptable (ecriture_id,ligne_id,compte_comptable_numero,libelle,debit,credit) VALUES (</text:p>
          </table:table-cell>
          <table:table-cell table:style-name="ce18" table:formula="of:=[.C119]&amp;&quot;,&quot;" office:value-type="string" office:string-value="-5," calcext:value-type="string">
            <text:p>-5,</text:p>
          </table:table-cell>
          <table:table-cell table:style-name="ce18" table:formula="of:=[.D119]&amp;&quot;,&quot;" office:value-type="string" office:string-value="2," calcext:value-type="string">
            <text:p>2,</text:p>
          </table:table-cell>
          <table:table-cell table:style-name="ce18" table:formula="of:=[.E119]&amp;&quot;,&quot;" office:value-type="string" office:string-value="411," calcext:value-type="string">
            <text:p>411,</text:p>
          </table:table-cell>
          <table:table-cell table:style-name="ce18" table:formula="of:=IF(ISBLANK([.F119]);&quot;null&quot;;&quot;'&quot;&amp;SUBSTITUTE([.F119];&quot;'&quot;;&quot;''&quot;)&amp;&quot;'&quot;)&amp;&quot;,&quot;" office:value-type="string" office:string-value="null," calcext:value-type="string">
            <text:p>null,</text:p>
          </table:table-cell>
          <table:table-cell table:style-name="ce18" table:formula="of:=IF(ISBLANK([.G119]);&quot;null&quot;;SUBSTITUTE([.G119];&quot;,&quot;;&quot;.&quot;))&amp;&quot;,&quot;" office:value-type="string" office:string-value="null," calcext:value-type="string">
            <text:p>null,</text:p>
          </table:table-cell>
          <table:table-cell table:style-name="ce18" table:formula="of:=IF(ISBLANK([.H119]);&quot;null&quot;;SUBSTITUTE([.H119];&quot;,&quot;;&quot;.&quot;))" office:value-type="string" office:string-value="3000" calcext:value-type="string">
            <text:p>3000</text:p>
          </table:table-cell>
          <table:table-cell table:style-name="ce30" table:formula="of:=[.I136]" office:value-type="string" office:string-value=");" calcext:value-type="string">
            <text:p>);</text:p>
          </table:table-cell>
          <table:table-cell table:number-columns-repeated="1009"/>
        </table:table-row>
        <table:table-row table:style-name="ro2">
          <table:table-cell/>
          <table:table-cell table:style-name="ce11"/>
          <table:table-cell table:style-name="ce19" table:number-columns-repeated="6"/>
          <table:table-cell table:style-name="ce31"/>
          <table:table-cell table:number-columns-repeated="1009"/>
        </table:table-row>
        <table:table-row table:style-name="ro2" table:number-rows-repeated="1048437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>
        <table:named-expression table:name="DateDebut" table:base-cell-address="$Conf.$E$2" table:expression="#REF!"/>
        <table:named-expression table:name="DateFin" table:base-cell-address="$Conf.$F$2" table:expression="#REF!"/>
        <table:named-expression table:name="GC" table:base-cell-address="$Conf.$B$2" table:expression="#REF!"/>
        <table:named-range table:name="SchemaBD" table:base-cell-address="$Conf.$B$2" table:cell-range-address="$Conf.$B$3"/>
        <table:named-expression table:name="SF" table:base-cell-address="$Conf.$D$2" table:expression="#REF!"/>
        <table:named-expression table:name="TCC" table:base-cell-address="$Conf.$C$2" table:expression="#REF!"/>
      </table:named-expressions>
      <table:database-ranges>
        <table:database-range table:name="__Anonymous_Sheet_DB__1" table:target-range-address="Data.E110:Data.H1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2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2P2" style:volatile="true">
      <number:text>-</number:text>
      <number:number number:decimal-places="0" loext:min-decimal-places="0" number:min-integer-digits="0"/>
      <number:text>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16P2" style:volatile="true">
      <number:text>-</number:text>
      <number:number number:decimal-places="0" loext:min-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9P0"/>
    </number:number-style>
    <number:number-style style:name="N120">
      <number:number number:decimal-places="2" loext:min-decimal-places="2" number:min-integer-digits="1" number:grouping="true"/>
      <number:text> €</number:text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percentage-style style:name="N139">
      <number:number number:decimal-places="1" loext:min-decimal-places="1" number:min-integer-digits="1"/>
      <number:text>%</number:text>
    </number:percentage-style>
    <number:date-style style:name="N140">
      <number:text>'</number:text>
      <number:year number:style="long"/>
      <number:text>-</number:text>
      <number:month number:style="long"/>
      <number:text>-</number:text>
      <number:day number:style="long"/>
      <number:text>'</number:text>
    </number:date-style>
    <number:date-style style:name="N141">
      <number:text>'</number:text>
      <number:year number:style="long"/>
      <number:text>-</number:text>
      <number:month number:style="long"/>
      <number:text>-</number:text>
      <number:day number:style="long"/>
      <number:text>',</number:text>
    </number:date-style>
    <number:number-style style:name="N142">
      <number:number number:decimal-places="0" loext:min-decimal-places="0" number:min-integer-digits="0"/>
      <number:text>,</number:text>
    </number:number-style>
    <number:text-style style:name="N143">
      <number:text>'</number:text>
      <number:text-content/>
      <number:text>',</number:text>
    </number:text-style>
    <number:number-style style:name="N146P0" style:volatile="true">
      <number:text>'</number:text>
      <number:number number:decimal-places="0" loext:min-decimal-places="0" number:min-integer-digits="0"/>
      <number:text>',</number:text>
    </number:number-style>
    <number:number-style style:name="N146P1" style:volatile="true">
      <number:text/>
    </number:number-style>
    <number:number-style style:name="N146">
      <number:text>null</number:text>
      <style:map style:condition="value()&gt;0" style:apply-style-name="N146P0"/>
      <style:map style:condition="value()&lt;0" style:apply-style-name="N146P1"/>
    </number:number-style>
    <number:number-style style:name="N147">
      <number:text>,</number:text>
    </number:number-style>
    <number:text-style style:name="N148">
      <number:text-content/>
      <number:text>,</number:text>
    </number:text-style>
    <number:text-style style:name="N149">
      <number:text>'</number:text>
      <number:text-content/>
      <number:text>'</number:text>
    </number:text-style>
    <number:date-style style:name="N150">
      <number:month number:textual="true"/>
      <number:text>-</number:text>
      <number:year number:style="long"/>
    </number:date-style>
    <number:number-style style:name="N151">
      <number:number number:decimal-places="0" loext:min-decimal-places="0" number:min-integer-digits="2">
        <number:embedded-text number:position="1">.</number:embedded-text>
      </number:number>
    </number:number-style>
    <number:number-style style:name="N152">
      <number:number number:decimal-places="2" loext:min-decimal-places="2" number:min-integer-digits="1"/>
      <number:text> %</number:text>
    </number:number-style>
    <number:number-style style:name="N155P0" style:volatile="true">
      <number:text> </number:text>
      <number:number number:decimal-places="1" loext:min-decimal-places="1" number:min-integer-digits="1" number:grouping="true"/>
      <number:text>    </number:text>
    </number:number-style>
    <number:number-style style:name="N155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55P2" style:volatile="true">
      <number:text>-</number:text>
      <number:number number:decimal-places="0" loext:min-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5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6P2" style:volatile="true">
      <number:text>-</number:text>
      <number:number number:decimal-places="0" loext:min-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2"/>
    </number:number-style>
    <number:number-style style:name="N158">
      <number:number number:decimal-places="1" loext:min-decimal-places="1" number:min-integer-digits="1"/>
    </number:number-style>
    <number:number-style style:name="N159">
      <number:number number:decimal-places="3" loext:min-decimal-places="3" number:min-integer-digits="1"/>
    </number:number-style>
    <number:number-style style:name="N160">
      <number:number number:decimal-places="4" loext:min-decimal-places="4" number:min-integer-digits="1"/>
    </number:number-style>
    <number:number-style style:name="N161">
      <number:number number:decimal-places="5" loext:min-decimal-places="5" number:min-integer-digits="1"/>
    </number:number-style>
    <number:number-style style:name="N162">
      <number:number number:decimal-places="6" loext:min-decimal-places="6" number:min-integer-digits="1"/>
    </number:number-style>
    <number:percentage-style style:name="N163">
      <number:number number:decimal-places="2" loext:min-decimal-places="2" number:min-integer-digits="1"/>
      <number:text>%</number:text>
    </number:percentage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4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6:53:57.340305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ïc GUIBERT</meta:initial-creator>
    <meta:creation-date>2013-01-15T16:54:33</meta:creation-date>
    <meta:generator>LibreOffice/5.2.5.1$Linux_X86_64 LibreOffice_project/20m0$Build-1</meta:generator>
    <dc:date>2016-03-25T16:25:47.521989138</dc:date>
    <meta:editing-duration>P2DT17H56M46S</meta:editing-duration>
    <meta:editing-cycles>270</meta:editing-cycles>
    <meta:document-statistic meta:table-count="2" meta:cell-count="472" meta:object-count="0"/>
  </office:meta>
</office:document-meta>
</file>